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automatic-styles>
    <style:style style:name="P1" style:family="paragraph" style:parent-style-name="Standard">
      <style:text-properties fo:font-style="italic" fo:font-weight="bold" style:font-style-asian="italic" style:font-weight-asian="bold" style:font-weight-complex="bold"/>
    </style:style>
    <style:style style:name="P2" style:family="paragraph" style:parent-style-name="Standard">
      <style:text-properties fo:font-style="italic" fo:font-weight="bold" officeooo:paragraph-rsid="00532b25" style:font-style-asian="italic" style:font-weight-asian="bold" style:font-weight-complex="bold"/>
    </style:style>
    <style:style style:name="P3"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4"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5"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6"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7"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8" style:family="paragraph" style:parent-style-name="Standard">
      <style:text-properties fo:font-style="italic" fo:font-weight="bold" style:font-style-asian="italic" style:font-weight-asian="bold" style:font-style-complex="italic" style:font-weight-complex="bold"/>
    </style:style>
    <style:style style:name="P9"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10"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11"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12"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13" style:family="paragraph" style:parent-style-name="Standard">
      <style:text-properties fo:font-size="14pt" fo:font-style="italic" style:text-underline-style="solid" style:text-underline-width="auto" style:text-underline-color="font-color" fo:font-weight="bold" officeooo:rsid="010b9f26" officeooo:paragraph-rsid="00ef5012" style:font-size-asian="14pt" style:font-style-asian="italic" style:font-weight-asian="bold"/>
    </style:style>
    <style:style style:name="P14" style:family="paragraph" style:parent-style-name="Standard">
      <style:paragraph-properties>
        <style:tab-stops>
          <style:tab-stop style:position="4.698in"/>
        </style:tab-stops>
      </style:paragraph-properties>
    </style:style>
    <style:style style:name="P15"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16"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7"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8" style:family="paragraph" style:parent-style-name="Standard">
      <style:paragraph-properties fo:margin-left="0.25in" fo:margin-right="0in" fo:orphans="2" fo:widows="2" fo:hyphenation-ladder-count="no-limit"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fo:hyphenate="fals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0" style:family="paragraph" style:parent-style-name="Standard"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8e2e3"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1"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3pt" fo:font-style="italic" style:text-underline-style="none" fo:font-weight="bold" officeooo:rsid="0068e2e3"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2"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 style:family="paragraph" style:parent-style-name="Standard"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4"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25"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26"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7" style:family="paragraph" style:parent-style-name="Standard">
      <style:paragraph-properties fo:text-align="justify" style:justify-single-word="false"/>
      <style:text-properties style:font-style-complex="italic"/>
    </style:style>
    <style:style style:name="P28" style:family="paragraph" style:parent-style-name="Standard">
      <style:paragraph-properties fo:margin-left="0.5in" fo:margin-right="0in" fo:text-align="justify" style:justify-single-word="false" fo:text-indent="0in" style:auto-text-indent="false"/>
      <style:text-properties style:font-style-complex="italic"/>
    </style:style>
    <style:style style:name="P29" style:family="paragraph" style:parent-style-name="Standard">
      <style:paragraph-properties fo:margin-left="0.25in" fo:margin-right="0in" fo:text-align="justify" style:justify-single-word="false" fo:text-indent="0in" style:auto-text-indent="false"/>
      <style:text-properties style:font-style-complex="italic"/>
    </style:style>
    <style:style style:name="P30"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31"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32" style:family="paragraph" style:parent-style-name="Standard">
      <style:paragraph-properties fo:margin-left="0.5102in" fo:margin-right="0in" fo:text-align="justify" style:justify-single-word="false" fo:text-indent="0in" style:auto-text-indent="false"/>
      <style:text-properties officeooo:paragraph-rsid="007f0b40" style:font-style-complex="italic"/>
    </style:style>
    <style:style style:name="P33"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34" style:family="paragraph" style:parent-style-name="Standard">
      <style:paragraph-properties fo:margin-left="0.25in" fo:margin-right="0in" fo:text-indent="0in" style:auto-text-indent="false"/>
      <style:text-properties style:font-style-complex="italic"/>
    </style:style>
    <style:style style:name="P35" style:family="paragraph" style:parent-style-name="Standard">
      <style:paragraph-properties fo:margin-left="1.5in" fo:margin-right="0in" fo:text-indent="-1in" style:auto-text-indent="false"/>
      <style:text-properties style:font-style-complex="italic"/>
    </style:style>
    <style:style style:name="P36" style:family="paragraph" style:parent-style-name="Standard">
      <style:paragraph-properties fo:text-align="center" style:justify-single-word="false"/>
      <style:text-properties style:text-underline-style="none" officeooo:rsid="00513762" officeooo:paragraph-rsid="00513762"/>
    </style:style>
    <style:style style:name="P37" style:family="paragraph" style:parent-style-name="Standard">
      <style:paragraph-properties fo:text-align="center" style:justify-single-word="false"/>
      <style:text-properties style:text-underline-style="none" officeooo:rsid="014f9054" officeooo:paragraph-rsid="014f9054"/>
    </style:style>
    <style:style style:name="P38" style:family="paragraph" style:parent-style-name="Standard">
      <style:text-properties fo:font-size="12pt" officeooo:paragraph-rsid="002d0a08" style:font-size-asian="12pt" style:font-size-complex="12pt"/>
    </style:style>
    <style:style style:name="P39"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0"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1"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42" style:family="paragraph" style:parent-style-name="Standard">
      <style:paragraph-properties fo:margin-left="0.25in" fo:margin-right="0in" fo:text-indent="0in" style:auto-text-indent="false"/>
      <style:text-properties fo:font-size="12pt" style:font-size-asian="12pt" style:font-size-complex="12pt"/>
    </style:style>
    <style:style style:name="P43"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44"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45" style:family="paragraph" style:parent-style-name="Standard">
      <style:paragraph-properties fo:margin-left="0.25in" fo:margin-right="0in" fo:text-indent="0in" style:auto-text-indent="false"/>
      <style:text-properties fo:font-size="12pt" officeooo:rsid="0024ed10" officeooo:paragraph-rsid="001a9ee3" style:font-size-asian="12pt" style:font-size-complex="12pt" style:font-style-complex="italic"/>
    </style:style>
    <style:style style:name="P46"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47"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8" style:family="paragraph" style:parent-style-name="Standard">
      <style:paragraph-properties fo:margin-left="1.5in" fo:margin-right="0in" fo:text-indent="-1in" style:auto-text-indent="false"/>
      <style:text-properties fo:font-size="12pt" officeooo:paragraph-rsid="00676dcb" style:font-size-asian="12pt" style:font-size-complex="12pt" style:font-style-complex="italic"/>
    </style:style>
    <style:style style:name="P4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50"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2" style:family="paragraph" style:parent-style-name="Standard">
      <style:paragraph-properties fo:margin-left="1.5in" fo:margin-right="0in" fo:text-indent="-1in" style:auto-text-indent="false"/>
      <style:text-properties fo:font-size="12pt" style:font-size-asian="12pt" style:font-size-complex="12pt"/>
    </style:style>
    <style:style style:name="P53" style:family="paragraph" style:parent-style-name="Standard" style:master-page-name="">
      <loext:graphic-properties draw:fill="none"/>
      <style:paragraph-properties fo:margin-left="1.5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4"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5"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6"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7"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officeooo:paragraph-rsid="00c0d3f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8"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59"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0"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3"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bcc91f"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5"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1524ad5"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68"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69"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0"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1"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normal" fo:font-weight="normal" officeooo:rsid="006d8ccd" officeooo:paragraph-rsid="006d8ccd"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2"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3" style:family="paragraph" style:parent-style-name="Standard">
      <style:paragraph-properties fo:margin-left="0in" fo:margin-right="0in" fo:orphans="2" fo:widows="2" fo:hyphenation-ladder-count="no-limit" fo:text-indent="0in" style:auto-text-indent="false" style:writing-mode="lr-tb">
        <style:tab-stops>
          <style:tab-stop style:position="0.3091in"/>
        </style:tab-stops>
      </style:paragraph-properties>
      <style:text-properties fo:font-size="12pt" fo:font-style="normal" fo:font-weight="normal" officeooo:rsid="0094685d" officeooo:paragraph-rsid="00bcc91f"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4"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4685d"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5"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normal" fo:font-weight="normal" officeooo:rsid="0028f872"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6" style:family="paragraph" style:parent-style-name="Standard">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normal" fo:font-weight="normal" officeooo:rsid="00930bd1" officeooo:paragraph-rsid="00930bd1"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7"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normal" style:text-underline-style="none" fo:font-weight="normal" officeooo:rsid="006edc78" officeooo:paragraph-rsid="006edc78"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78" style:family="paragraph" style:parent-style-name="Standard">
      <style:paragraph-properties fo:margin-left="0.25in" fo:margin-right="0in" fo:orphans="2" fo:widows="2" fo:hyphenation-ladder-count="no-limit" fo:text-indent="0.25in" style:auto-text-indent="false" style:writing-mode="lr-tb"/>
      <style:text-properties fo:font-size="12pt" fo:font-weight="normal" officeooo:rsid="001ca071" style:font-size-asian="12pt" style:font-weight-asian="normal" style:font-size-complex="12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79" style:family="paragraph" style:parent-style-name="Text_20_body">
      <style:paragraph-properties fo:margin-top="0in" fo:margin-bottom="0.1965in" style:contextual-spacing="false"/>
      <style:text-properties fo:font-size="12pt"/>
    </style:style>
    <style:style style:name="P80" style:family="paragraph" style:parent-style-name="Standard">
      <style:paragraph-properties fo:text-align="justify" style:justify-single-word="false"/>
    </style:style>
    <style:style style:name="P81" style:family="paragraph" style:parent-style-name="Standard">
      <style:paragraph-properties fo:margin-left="0.5in" fo:margin-right="0in" fo:text-align="justify" style:justify-single-word="false" fo:text-indent="0in" style:auto-text-indent="false"/>
    </style:style>
    <style:style style:name="P82" style:family="paragraph" style:parent-style-name="Standard">
      <style:paragraph-properties fo:margin-left="0.4898in" fo:margin-right="0in" fo:text-align="justify" style:justify-single-word="false" fo:text-indent="0in" style:auto-text-indent="false"/>
    </style:style>
    <style:style style:name="P83" style:family="paragraph" style:parent-style-name="Standard">
      <style:paragraph-properties fo:margin-left="0.5102in" fo:margin-right="0in" fo:text-align="justify" style:justify-single-word="false" fo:text-indent="0in" style:auto-text-indent="false"/>
    </style:style>
    <style:style style:name="P84" style:family="paragraph" style:parent-style-name="Standard">
      <style:paragraph-properties fo:margin-left="0in" fo:margin-right="0in" fo:text-align="justify" style:justify-single-word="false" fo:text-indent="0in" style:auto-text-indent="false"/>
    </style:style>
    <style:style style:name="P85"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86"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7"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8"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89"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0"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91"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92" style:family="paragraph" style:parent-style-name="Standard">
      <style:paragraph-properties fo:margin-left="0.5in" fo:margin-right="0in" fo:text-indent="0in" style:auto-text-indent="false"/>
    </style:style>
    <style:style style:name="P93" style:family="paragraph" style:parent-style-name="Standard">
      <style:paragraph-properties fo:margin-left="0.25in" fo:margin-right="0in" fo:text-indent="0in" style:auto-text-indent="false"/>
    </style:style>
    <style:style style:name="P94" style:family="paragraph" style:parent-style-name="Standard">
      <style:paragraph-properties fo:margin-left="0.4898in" fo:margin-right="0in" fo:text-indent="0in" style:auto-text-indent="false"/>
    </style:style>
    <style:style style:name="P95" style:family="paragraph" style:parent-style-name="Standard">
      <style:paragraph-properties fo:margin-left="0.5102in" fo:margin-right="0in" fo:text-indent="0in" style:auto-text-indent="false"/>
    </style:style>
    <style:style style:name="P96" style:family="paragraph" style:parent-style-name="Standard">
      <style:paragraph-properties fo:margin-left="0in" fo:margin-right="0in" fo:text-indent="0in" style:auto-text-indent="false"/>
    </style:style>
    <style:style style:name="P97"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8"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99"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0"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1"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02"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3" style:family="paragraph" style:parent-style-name="Text_20_body">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04" style:family="paragraph" style:parent-style-name="Text_20_body">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05"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106"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rsid="00ab1749" officeooo:paragraph-rsid="005c702c"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normal" fo:font-weight="normal" officeooo:paragraph-rsid="005d7e26"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8"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normal" fo:font-weight="normal" officeooo:paragraph-rsid="005b2e99"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09"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style:font-name="TimesNewRomanPSMT" fo:font-size="12pt" officeooo:rsid="007471b3"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10" style:family="paragraph" style:parent-style-name="Text_20_body">
      <style:paragraph-properties fo:margin-top="0in" fo:margin-bottom="0in" style:contextual-spacing="false"/>
      <style:text-properties style:font-name="TimesNewRomanPSMT" fo:font-size="12pt" officeooo:paragraph-rsid="00532b25"/>
    </style:style>
    <style:style style:name="P111" style:family="paragraph" style:parent-style-name="Text_20_body">
      <style:text-properties style:font-name="TimesNewRomanPSMT" fo:font-size="12pt" fo:font-style="normal" officeooo:paragraph-rsid="00530811" style:font-style-asian="normal" style:font-style-complex="normal"/>
    </style:style>
    <style:style style:name="P112"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13" style:family="paragraph" style:parent-style-name="Text_20_body">
      <style:paragraph-properties fo:margin-top="0in" fo:margin-bottom="0.1965in" style:contextual-spacing="false"/>
      <style:text-properties style:font-name="TimesNewRomanPSMT" fo:font-size="12pt" fo:font-style="normal" officeooo:paragraph-rsid="010dfcbf" style:font-style-asian="normal" style:font-style-complex="normal"/>
    </style:style>
    <style:style style:name="P114"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15" style:family="paragraph" style:parent-style-name="Standard">
      <style:paragraph-properties fo:margin-left="1.5in" fo:margin-right="0in" fo:text-indent="-1in" style:auto-text-indent="false"/>
    </style:style>
    <style:style style:name="P116" style:family="paragraph" style:parent-style-name="Standard">
      <style:paragraph-properties fo:margin-left="0.4898in" fo:margin-right="0in" fo:text-indent="0in" style:auto-text-indent="false"/>
      <style:text-properties officeooo:rsid="0046a880"/>
    </style:style>
    <style:style style:name="P117" style:family="paragraph" style:parent-style-name="Standard">
      <style:paragraph-properties fo:margin-left="1.5in" fo:margin-right="0in" fo:text-indent="-1.0102in" style:auto-text-indent="false"/>
    </style:style>
    <style:style style:name="P118"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19" style:family="paragraph" style:parent-style-name="Standard">
      <style:paragraph-properties fo:margin-left="0in" fo:margin-right="0in" fo:orphans="2" fo:widows="2" fo:hyphenation-ladder-count="no-limit" fo:text-indent="0in" style:auto-text-indent="false" style:writing-mode="lr-tb"/>
      <style:text-properties fo:hyphenate="false" fo:hyphenation-remain-char-count="2" fo:hyphenation-push-char-count="2" loext:hyphenation-no-caps="false" loext:hyphenation-no-last-word="false" loext:hyphenation-word-char-count="no-limit" loext:hyphenation-zone="no-limit"/>
    </style:style>
    <style:style style:name="P120"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1"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loext:hyphenation-no-last-word="false" loext:hyphenation-word-char-count="no-limit" loext:hyphenation-zone="no-limit"/>
    </style:style>
    <style:style style:name="P122"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officeooo:paragraph-rsid="00a2bd03" fo:hyphenate="false" fo:hyphenation-remain-char-count="2" fo:hyphenation-push-char-count="2" loext:hyphenation-no-caps="false" loext:hyphenation-no-last-word="false" loext:hyphenation-word-char-count="no-limit" loext:hyphenation-zone="no-limit"/>
    </style:style>
    <style:style style:name="P123" style:family="paragraph" style:parent-style-name="Standard" style:master-page-name="">
      <loext:graphic-properties draw:fill="none"/>
      <style:paragraph-properties fo:margin-left="0.3118in" fo:margin-right="0in" fo:orphans="2" fo:widows="2" fo:hyphenation-ladder-count="no-limit" fo:text-indent="0in" style:auto-text-indent="false" style:page-number="auto" fo:background-color="transparent" style:writing-mode="lr-tb"/>
      <style:text-properties officeooo:paragraph-rsid="00a17dae" fo:hyphenate="false" fo:hyphenation-remain-char-count="2" fo:hyphenation-push-char-count="2" loext:hyphenation-no-caps="false" loext:hyphenation-no-last-word="false" loext:hyphenation-word-char-count="no-limit" loext:hyphenation-zone="no-limit"/>
    </style:style>
    <style:style style:name="P124" style:family="paragraph" style:parent-style-name="Standard">
      <style:paragraph-properties fo:text-align="end" style:justify-single-word="false"/>
      <style:text-properties fo:font-size="8pt" fo:font-style="italic" style:text-underline-style="none" fo:font-weight="normal" officeooo:rsid="010b9f26" officeooo:paragraph-rsid="010b9f26" style:font-size-asian="14pt" style:font-style-asian="italic" style:font-weight-asian="normal" style:font-size-complex="12pt" style:font-weight-complex="normal"/>
    </style:style>
    <style:style style:name="P125"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6"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6pt" fo:font-style="italic" style:text-underline-style="none" fo:font-weight="normal" officeooo:rsid="006a1bd2" officeooo:paragraph-rsid="0113173c"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7"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ab-stops/>
      </style:paragraph-properties>
      <style:text-properties fo:font-size="6pt" fo:font-style="italic" style:text-underline-style="none" fo:font-weight="normal" officeooo:rsid="00692dda" officeooo:paragraph-rsid="00ecbef4" style:font-size-asian="5.25pt" style:font-style-asian="italic" style:font-weight-asian="normal" style:font-size-complex="6pt" style:font-style-complex="italic" style:font-weight-complex="normal" fo:hyphenate="false" fo:hyphenation-remain-char-count="2" fo:hyphenation-push-char-count="2" loext:hyphenation-no-caps="false" loext:hyphenation-no-last-word="false" loext:hyphenation-word-char-count="no-limit" loext:hyphenation-zone="no-limit"/>
    </style:style>
    <style:style style:name="P12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italic" style:text-underline-style="none" fo:font-weight="bold" officeooo:rsid="00692dda"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29" style:family="paragraph" style:parent-style-name="Standard">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fo:font-style="italic" style:text-underline-style="none" fo:font-weight="bold" officeooo:rsid="0068e2e3" officeooo:paragraph-rsid="0113173c"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30"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6pt" fo:font-style="normal" style:text-underline-style="none" fo:font-weight="normal" officeooo:rsid="00692dda"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1"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6pt" fo:font-style="normal" fo:font-weight="normal" officeooo:rsid="0068e2e3"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32" style:family="paragraph" style:parent-style-name="Standard">
      <style:paragraph-properties fo:text-align="center" style:justify-single-word="false" fo:break-before="page"/>
      <style:text-properties fo:font-size="18pt" fo:font-style="normal" style:text-underline-style="none" fo:font-weight="bold" style:font-size-asian="14pt" style:font-style-asian="normal" style:font-weight-asian="bold" style:font-size-complex="12pt" style:font-style-complex="normal"/>
    </style:style>
    <style:style style:name="P133" style:family="paragraph" style:parent-style-name="Heading_20_1" style:list-style-name="" style:master-page-name="Standard">
      <style:paragraph-properties fo:text-align="center" style:justify-single-word="false" fo:orphans="2" fo:widows="2" fo:hyphenation-ladder-count="no-limit" style:page-number="auto"/>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4" style:family="paragraph" style:parent-style-name="Heading_20_1" style:list-style-name="WW8Num2">
      <style:paragraph-properties fo:break-before="page"/>
      <style:text-properties style:text-underline-style="solid" style:text-underline-width="auto" style:text-underline-color="font-color"/>
    </style:style>
    <style:style style:name="P135" style:family="paragraph" style:parent-style-name="Standard" style:list-style-name="">
      <style:paragraph-properties fo:text-align="center" style:justify-single-word="false" fo:orphans="2" fo:widows="2" fo:hyphenation-ladder-count="no-limit"/>
      <style:text-properties style:font-name="Courier New" fo:font-size="13pt" style:text-underline-style="none" fo:font-weight="normal" officeooo:rsid="00f1c06d" officeooo:paragraph-rsid="00f1c06d" style:font-size-asian="13pt" style:font-weight-asian="normal" style:font-size-complex="13pt" style:font-weight-complex="normal" fo:hyphenate="false" fo:hyphenation-remain-char-count="2" fo:hyphenation-push-char-count="2" loext:hyphenation-no-caps="false" loext:hyphenation-no-last-word="false" loext:hyphenation-word-char-count="no-limit" loext:hyphenation-zone="no-limit"/>
    </style:style>
    <style:style style:name="P136"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12e32fb"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7"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8"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1c06d" officeooo:paragraph-rsid="00f1c06d"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39" style:family="paragraph" style:parent-style-name="Standard" style:list-style-name="">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1378f74" officeooo:paragraph-rsid="01378f74"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0"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9ed90"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1" style:family="paragraph" style:parent-style-name="Standard" style:list-style-name="L1">
      <style:paragraph-properties fo:text-align="start" style:justify-single-word="false" fo:orphans="2" fo:widows="2" fo:hyphenation-ladder-count="no-limit"/>
      <style:text-properties style:font-name="Courier New" fo:font-size="10.5pt" style:text-underline-style="solid" style:text-underline-width="auto" style:text-underline-color="font-color" officeooo:rsid="00f535d7" officeooo:paragraph-rsid="00f535d7" style:font-size-asian="9.14999961853027pt" style:font-size-complex="10.5pt" fo:hyphenate="false" fo:hyphenation-remain-char-count="2" fo:hyphenation-push-char-count="2" loext:hyphenation-no-caps="false" loext:hyphenation-no-last-word="false" loext:hyphenation-word-char-count="no-limit" loext:hyphenation-zone="no-limit"/>
    </style:style>
    <style:style style:name="P142" style:family="paragraph" style:parent-style-name="Standard" style:list-style-name="">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3"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1c06d" officeooo:paragraph-rsid="00f1c06d"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4"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535d7"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5"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9ed90"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6"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normal" officeooo:rsid="00f9ed90" officeooo:paragraph-rsid="00f535d7" style:font-size-asian="9.14999961853027pt" style:font-weight-asian="normal" style:font-size-complex="10.5pt" style:font-weight-complex="normal" fo:hyphenate="false" fo:hyphenation-remain-char-count="2" fo:hyphenation-push-char-count="2" loext:hyphenation-no-caps="false" loext:hyphenation-no-last-word="false" loext:hyphenation-word-char-count="no-limit" loext:hyphenation-zone="no-limit"/>
    </style:style>
    <style:style style:name="P147" style:family="paragraph" style:parent-style-name="Standard" style:list-style-name="L1">
      <style:paragraph-properties fo:text-align="start" style:justify-single-word="false" fo:orphans="2" fo:widows="2" fo:hyphenation-ladder-count="no-limit"/>
      <style:text-properties style:font-name="Courier New" fo:font-size="10.5pt" style:text-underline-style="none" fo:font-weight="bold" officeooo:rsid="00f9ed90" officeooo:paragraph-rsid="00f9ed90" style:font-size-asian="9.14999961853027pt" style:font-weight-asian="bold" style:font-size-complex="10.5pt" style:font-weight-complex="bold" fo:hyphenate="false" fo:hyphenation-remain-char-count="2" fo:hyphenation-push-char-count="2" loext:hyphenation-no-caps="false" loext:hyphenation-no-last-word="false" loext:hyphenation-word-char-count="no-limit" loext:hyphenation-zone="no-limit"/>
    </style:style>
    <style:style style:name="P148" style:family="paragraph" style:parent-style-name="Standard" style:list-style-name="WW8Num5">
      <style:paragraph-properties fo:margin-left="0.25in" fo:margin-right="0in" fo:text-align="center" style:justify-single-word="false" fo:orphans="2" fo:widows="2" fo:hyphenation-ladder-count="no-limit" fo:text-indent="0in" style:auto-text-indent="false" fo:break-before="page" style:writing-mode="lr-tb">
        <style:tab-stops>
          <style:tab-stop style:position="0.25in"/>
        </style:tab-stops>
      </style:paragraph-properties>
      <style:text-properties fo:font-size="18pt" fo:font-style="normal" fo:font-weight="bold" officeooo:paragraph-rsid="00ecbef4" style:font-size-asian="18pt" style:font-style-asian="normal" style:font-weight-asian="bold" fo:hyphenate="false" fo:hyphenation-remain-char-count="2" fo:hyphenation-push-char-count="2" loext:hyphenation-no-caps="false" loext:hyphenation-no-last-word="false" loext:hyphenation-word-char-count="no-limit" loext:hyphenation-zone="no-limit"/>
    </style:style>
    <style:style style:name="P149" style:family="paragraph" style:parent-style-name="Standard" style:list-style-name="WW8Num5">
      <style:paragraph-properties fo:margin-left="0.25in" fo:margin-right="0in" fo:orphans="2" fo:widows="2" fo:hyphenation-ladder-count="no-limit" fo:text-indent="0in" style:auto-text-indent="false" style:writing-mode="lr-tb">
        <style:tab-stops>
          <style:tab-stop style:position="0.25in"/>
        </style:tab-stops>
      </style:paragraph-properties>
      <style:text-properties fo:font-size="13pt" fo:font-style="italic" fo:font-weight="bold" officeooo:paragraph-rsid="00ecbef4" style:font-size-asian="13pt" style:font-style-asian="italic" style:font-weight-asian="bold" fo:hyphenate="false" fo:hyphenation-remain-char-count="2" fo:hyphenation-push-char-count="2" loext:hyphenation-no-caps="false" loext:hyphenation-no-last-word="false" loext:hyphenation-word-char-count="no-limit" loext:hyphenation-zone="no-limit"/>
    </style:style>
    <style:style style:name="P15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ecbef4" style:font-size-asian="13pt" style:font-style-asian="italic" style:font-weight-asian="bold" style:font-size-complex="13pt" style:font-weight-complex="bold" fo:hyphenate="false" fo:hyphenation-remain-char-count="2" fo:hyphenation-push-char-count="2" loext:hyphenation-no-caps="false" loext:hyphenation-no-last-word="false" loext:hyphenation-word-char-count="no-limit" loext:hyphenation-zone="no-limit"/>
    </style:style>
    <style:style style:name="P151"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2" style:family="paragraph" style:parent-style-name="Standard" style:list-style-name="L6" style:master-page-name="">
      <loext:graphic-properties draw:fill="none"/>
      <style:paragraph-properties fo:margin-left="0.5618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fo:font-size="13pt" fo:font-style="italic" fo:font-weight="bold" officeooo:rsid="006aa7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3"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154"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9dbd0" style:font-size-asian="13pt" style:font-style-asian="italic" style:font-weight-asian="bold" style:font-weight-complex="bold"/>
    </style:style>
    <style:style style:name="P155"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156"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officeooo:paragraph-rsid="00973e72" style:font-size-asian="13pt" style:font-style-asian="italic" style:font-weight-asian="bold" style:font-weight-complex="bold"/>
    </style:style>
    <style:style style:name="P157"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113173c" officeooo:paragraph-rsid="0113173c"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8"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italic" style:text-underline-style="none" fo:font-weight="bold" officeooo:rsid="006a1bd2" officeooo:paragraph-rsid="00ecbef4" style:font-size-asian="13pt" style:font-style-asian="italic" style:font-weight-asian="bold" style:font-size-complex="13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59"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ecbef4" style:font-size-asian="13pt" style:font-style-asian="normal" style:font-weight-asian="bold" style:font-size-complex="13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60"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1" style:family="paragraph" style:parent-style-name="Standard" style:list-style-name="L6">
      <loext:graphic-properties draw:fill="none"/>
      <style:paragraph-properties fo:margin-left="0.75in" fo:margin-right="0in" fo:orphans="2" fo:widows="2" fo:hyphenation-ladder-count="no-limit" fo:text-indent="0in" style:auto-text-indent="false" fo:background-color="transparent" style:writing-mode="lr-tb">
        <style:tab-stops>
          <style:tab-stop style:position="0.752in"/>
        </style:tab-stops>
      </style:paragraph-properties>
      <style:text-properties fo:font-size="13pt" fo:font-style="normal" style:text-underline-style="none" fo:font-weight="normal" officeooo:rsid="006a1bd2" officeooo:paragraph-rsid="00ecbef4"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2"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3pt" fo:font-style="normal" style:text-underline-style="none" fo:font-weight="normal" officeooo:rsid="006edc78" officeooo:paragraph-rsid="0070a348" style:font-size-asian="13pt" style:font-style-asian="normal" style:font-weight-asian="normal" style:font-size-complex="13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63"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64"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5"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d2e42" fo:hyphenate="false" fo:hyphenation-remain-char-count="2" fo:hyphenation-push-char-count="2" loext:hyphenation-no-caps="false" loext:hyphenation-no-last-word="false" loext:hyphenation-word-char-count="no-limit" loext:hyphenation-zone="no-limit"/>
    </style:style>
    <style:style style:name="P166"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officeooo:paragraph-rsid="0118c639" fo:hyphenate="false" fo:hyphenation-remain-char-count="2" fo:hyphenation-push-char-count="2" loext:hyphenation-no-caps="false" loext:hyphenation-no-last-word="false" loext:hyphenation-word-char-count="no-limit" loext:hyphenation-zone="no-limit"/>
    </style:style>
    <style:style style:name="P167"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8" style:family="paragraph" style:parent-style-name="Standard" style:list-style-name="L6">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paragraph-rsid="0113173c" fo:hyphenate="false" fo:hyphenation-remain-char-count="2" fo:hyphenation-push-char-count="2" loext:hyphenation-no-caps="false" loext:hyphenation-no-last-word="false" loext:hyphenation-word-char-count="no-limit" loext:hyphenation-zone="no-limit"/>
    </style:style>
    <style:style style:name="P169" style:family="paragraph" style:parent-style-name="Standard" style:list-style-name="L6" style:master-page-name="">
      <loext:graphic-properties draw:fill="none"/>
      <style:paragraph-properties fo:orphans="2" fo:widows="2" fo:hyphenation-ladder-count="no-limit" style:page-number="auto" fo:background-color="transparent" style:writing-mode="lr-tb">
        <style:tab-stops>
          <style:tab-stop style:position="0.5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0"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1" style:family="paragraph" style:parent-style-name="Standard" style:list-style-name="L6"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2in"/>
        </style:tab-stops>
      </style:paragraph-properties>
      <style:text-properties officeooo:paragraph-rsid="011916b8" fo:hyphenate="false" fo:hyphenation-remain-char-count="2" fo:hyphenation-push-char-count="2" loext:hyphenation-no-caps="false" loext:hyphenation-no-last-word="false" loext:hyphenation-word-char-count="no-limit" loext:hyphenation-zone="no-limit"/>
    </style:style>
    <style:style style:name="P172" style:family="paragraph" style:parent-style-name="Standard" style:list-style-name="L6" style:master-page-name="">
      <loext:graphic-properties draw:fill="none"/>
      <style:paragraph-properties fo:margin-left="0.75in" fo:margin-right="0in" fo:orphans="2" fo:widows="2" fo:hyphenation-ladder-count="no-limit" fo:text-indent="0in" style:auto-text-indent="false" style:page-number="auto" fo:background-color="transparent" style:writing-mode="lr-tb">
        <style:tab-stops>
          <style:tab-stop style:position="0.8098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173"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normal" style:text-underline-style="none" fo:font-weight="normal" officeooo:rsid="006a1bd2" officeooo:paragraph-rsid="00ecbef4" style:font-size-asian="5.25pt" style:font-style-asian="normal" style:font-weight-asian="normal"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74" style:family="paragraph" style:parent-style-name="Standard" style:list-style-name="L6">
      <loext:graphic-properties draw:fill="none"/>
      <style:paragraph-properties fo:orphans="2" fo:widows="2" fo:hyphenation-ladder-count="no-limit" fo:background-color="transparent" style:writing-mode="lr-tb">
        <style:tab-stops>
          <style:tab-stop style:position="0.5in"/>
        </style:tab-stops>
      </style:paragraph-properties>
      <style:text-properties fo:font-size="6pt" fo:font-style="italic" style:text-underline-style="none" fo:font-weight="bold" officeooo:rsid="006a1bd2" officeooo:paragraph-rsid="00ecbef4" style:font-size-asian="5.25pt" style:font-style-asian="italic" style:font-weight-asian="bold" style:font-size-complex="6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75" style:family="paragraph" style:parent-style-name="Standard" style:list-style-name="L3">
      <loext:graphic-properties draw:fill="none"/>
      <style:paragraph-properties fo:margin-left="0in" fo:margin-right="0in" fo:orphans="2" fo:widows="2" fo:hyphenation-ladder-count="no-limit" fo:text-indent="0in" style:auto-text-indent="false" fo:background-color="transparent" style:writing-mode="lr-tb">
        <style:tab-stops>
          <style:tab-stop style:position="0.5in"/>
        </style:tab-stops>
      </style:paragraph-properties>
      <style:text-properties fo:font-size="6pt" officeooo:paragraph-rsid="00ecbef4" style:font-size-asian="5.25pt" style:font-size-complex="6pt" fo:hyphenate="false" fo:hyphenation-remain-char-count="2" fo:hyphenation-push-char-count="2" loext:hyphenation-no-caps="false" loext:hyphenation-no-last-word="false" loext:hyphenation-word-char-count="no-limit" loext:hyphenation-zone="no-limit"/>
    </style:style>
    <style:style style:name="P176"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officeooo:rsid="01079c1d" officeooo:paragraph-rsid="01097584" fo:hyphenate="false" fo:hyphenation-remain-char-count="2" fo:hyphenation-push-char-count="2" loext:hyphenation-no-caps="false" loext:hyphenation-no-last-word="false" loext:hyphenation-word-char-count="no-limit" loext:hyphenation-zone="no-limit"/>
    </style:style>
    <style:style style:name="P177"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178"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17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930bd1" officeooo:paragraph-rsid="00930bd1"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2"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4"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5"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186"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7"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188"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8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0"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style:text-underline-style="none" fo:font-weight="bold" officeooo:rsid="006edc78" officeooo:paragraph-rsid="0070a348"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1"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italic" style:text-underline-style="none" fo:font-weight="bold" officeooo:rsid="007471b3" officeooo:paragraph-rsid="007471b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193" style:family="paragraph" style:parent-style-name="Standard" style:list-style-name="L9">
      <style:text-propertie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194" style:family="paragraph" style:parent-style-name="Standard" style:list-style-name="L9">
      <style:text-propertie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195" style:family="paragraph" style:parent-style-name="Standard" style:list-style-name="L9">
      <style:text-properties fo:font-size="12pt" fo:font-style="italic" officeooo:paragraph-rsid="0076a013" style:font-size-asian="12pt" style:font-size-complex="12pt"/>
    </style:style>
    <style:style style:name="P196" style:family="paragraph" style:parent-style-name="Standard" style:list-style-name="WW8Num1">
      <style:text-properties fo:font-size="12pt" style:font-size-asian="12pt" style:font-size-complex="12pt"/>
    </style:style>
    <style:style style:name="P197"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8"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19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0"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1"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2"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3"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4"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5"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6"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loext:hyphenation-no-last-word="false" loext:hyphenation-word-char-count="no-limit" loext:hyphenation-zone="no-limit"/>
    </style:style>
    <style:style style:name="P207"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loext:hyphenation-no-last-word="false" loext:hyphenation-word-char-count="no-limit" loext:hyphenation-zone="no-limit"/>
    </style:style>
    <style:style style:name="P208" style:family="paragraph" style:parent-style-name="Standard" style:list-style-name="L9">
      <style:text-properties fo:font-size="12pt" officeooo:paragraph-rsid="0076a013" style:font-size-asian="12pt" style:font-size-complex="12pt"/>
    </style:style>
    <style:style style:name="P209"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fo:font-style="normal" style:text-underline-style="none" fo:font-weight="normal" officeooo:rsid="007471b3" officeooo:paragraph-rsid="007471b3" style:font-size-asian="12pt" style:font-style-asian="normal" style:font-weight-asian="normal" style:font-size-complex="12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10" style:family="paragraph" style:parent-style-name="Standard" style:list-style-name="L9">
      <style:text-properties style:font-name="TimesNewRomanPSMT" fo:font-size="12pt" officeooo:paragraph-rsid="0076a013" style:font-size-asian="12pt" style:font-size-complex="12pt"/>
    </style:style>
    <style:style style:name="P211" style:family="paragraph" style:parent-style-name="Standard" style:list-style-name="L9">
      <style:text-properties fo:font-style="italic" style:text-underline-style="none" fo:font-weight="bold" officeooo:rsid="0076a013" officeooo:paragraph-rsid="002d0a08" style:font-style-asian="italic" style:font-weight-asian="bold" style:font-style-complex="italic" style:font-weight-complex="bold"/>
    </style:style>
    <style:style style:name="P212"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213" style:family="paragraph" style:parent-style-name="Standard" style:list-style-name="L9">
      <style:text-properties style:font-name="TimesNewRomanPS" fo:font-size="12pt" fo:font-style="italic" officeooo:paragraph-rsid="0076a013" style:font-size-asian="12pt" style:font-size-complex="12pt"/>
    </style:style>
    <style:style style:name="P214" style:family="paragraph" style:parent-style-name="Standard" style:list-style-name="L9">
      <style:text-properties style:font-name="TimesNewRomanPS" fo:font-size="12pt" officeooo:paragraph-rsid="002d0a08" style:font-size-asian="12pt" style:font-size-complex="12pt"/>
    </style:style>
    <style:style style:name="P215" style:family="paragraph" style:parent-style-name="Standard" style:list-style-name="L9">
      <style:text-properties style:font-name="TimesNewRomanPS" fo:font-size="12pt" officeooo:paragraph-rsid="0076a013" style:font-size-asian="12pt" style:font-size-complex="12pt"/>
    </style:style>
    <style:style style:name="P216" style:family="paragraph" style:parent-style-name="Standard"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17" style:family="paragraph" style:parent-style-name="Standard" style:list-style-name="L9">
      <style:text-properties style:font-name="TimesNewRomanPS" fo:font-size="12pt" fo:font-style="normal" style:text-underline-style="none" fo:font-weight="normal" officeooo:rsid="0076a013" officeooo:paragraph-rsid="0076a013" style:font-size-asian="12pt" style:font-style-asian="normal" style:font-weight-asian="normal" style:font-size-complex="12pt" style:font-style-complex="normal" style:font-weight-complex="normal"/>
    </style:style>
    <style:style style:name="P218" style:family="paragraph" style:parent-style-name="Standard" style:list-style-name="WW8Num5">
      <style:paragraph-properties fo:margin-left="0.25in" fo:margin-right="0in" fo:text-indent="-0.25in" style:auto-text-indent="false" fo:break-before="page">
        <style:tab-stops>
          <style:tab-stop style:position="0.25in"/>
        </style:tab-stops>
      </style:paragraph-properties>
    </style:style>
    <style:style style:name="P219"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220" style:family="paragraph" style:parent-style-name="Text_20_body" style:list-style-name="L2"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1"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2" style:family="paragraph" style:parent-style-name="Text_20_body" style:list-style-name="L2">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3" style:family="paragraph" style:parent-style-name="Text_20_body" style:list-style-name="L2">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rsid="009d48d1" officeooo:paragraph-rsid="009d48d1" style:font-size-asian="14pt" style:font-style-asian="normal" style:font-weight-asian="normal"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4" style:family="paragraph" style:parent-style-name="Text_20_body" style:list-style-name="L9">
      <style:text-properties style:font-name="TimesNewRomanPSMT" fo:font-size="12pt" officeooo:paragraph-rsid="007a7639" style:font-size-asian="12pt" style:font-size-complex="12pt"/>
    </style:style>
    <style:style style:name="P225" style:family="paragraph" style:parent-style-name="Text_20_body" style:list-style-name="L5" style:master-page-name="">
      <loext:graphic-properties draw:fill="none"/>
      <style:paragraph-properties fo:margin-left="0.8118in" fo:margin-right="0in" fo:margin-top="0in" fo:margin-bottom="0in" style:contextual-spacing="true" fo:line-height="100%" fo:orphans="2" fo:widows="2" fo:hyphenation-ladder-count="no-limit" fo:text-indent="0in" style:auto-text-indent="false" style:page-number="auto" fo:background-color="transparent" style:writing-mode="lr-tb">
        <style:tab-stops>
          <style:tab-stop style:position="0.7547in"/>
        </style:tab-stops>
      </style:paragraph-properties>
      <style:text-properties style:font-name="TimesNewRomanPSMT" fo:font-size="11pt" fo:font-style="normal" style:text-underline-style="none" fo:font-weight="normal" officeooo:rsid="00d0efaf" officeooo:paragraph-rsid="00ecbef4" style:font-size-asian="11pt" style:font-style-asian="normal" style:font-weight-asian="normal" style:font-size-complex="11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226"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officeooo:paragraph-rsid="00ecbef4" fo:hyphenate="false" fo:hyphenation-remain-char-count="2" fo:hyphenation-push-char-count="2" loext:hyphenation-no-caps="false" loext:hyphenation-no-last-word="false" loext:hyphenation-word-char-count="no-limit" loext:hyphenation-zone="no-limit"/>
    </style:style>
    <style:style style:name="P227" style:family="paragraph" style:parent-style-name="Text_20_body" style:list-style-name="WW8Num1"/>
    <style:style style:name="P228" style:family="paragraph" style:parent-style-name="Text_20_body" style:list-style-name="WW8Num1">
      <style:text-properties officeooo:paragraph-rsid="0066400d"/>
    </style:style>
    <style:style style:name="P229"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weight-complex="bold"/>
    </style:style>
    <style:style style:name="P230" style:family="paragraph" style:parent-style-name="Text_20_body" style:list-style-name="WW8Num5">
      <loext:graphic-properties draw:fill="none"/>
      <style:paragraph-properties fo:margin-left="0.25in" fo:margin-right="0in" fo:margin-top="0in" fo:margin-bottom="0in" style:contextual-spacing="true" fo:line-height="100%"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1"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weight-complex="bold" fo:hyphenate="false" fo:hyphenation-remain-char-count="2" fo:hyphenation-push-char-count="2" loext:hyphenation-no-caps="false" loext:hyphenation-no-last-word="false" loext:hyphenation-word-char-count="no-limit" loext:hyphenation-zone="no-limit"/>
    </style:style>
    <style:style style:name="P232"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233"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234" style:family="paragraph" style:parent-style-name="Text_20_body" style:list-style-name="WW8Num1">
      <style:text-properties style:font-name="TimesNewRomanPS" fo:font-size="12pt" fo:font-style="italic" fo:font-weight="bold" officeooo:rsid="01209742" officeooo:paragraph-rsid="01209742" style:font-size-asian="12pt" style:font-style-asian="italic" style:font-weight-asian="bold" style:font-size-complex="12pt" style:font-style-complex="italic" style:font-weight-complex="bold"/>
    </style:style>
    <style:style style:name="P235" style:family="paragraph" style:parent-style-name="Text_20_body" style:list-style-name="WW8Num1">
      <style:text-properties style:font-name="TimesNewRomanPS" fo:font-size="12pt" fo:font-style="italic" fo:font-weight="bold" officeooo:rsid="01209742" officeooo:paragraph-rsid="0122913d" style:font-size-asian="12pt" style:font-style-asian="italic" style:font-weight-asian="bold" style:font-size-complex="12pt" style:font-style-complex="italic" style:font-weight-complex="bold"/>
    </style:style>
    <style:style style:name="P236" style:family="paragraph" style:parent-style-name="Text_20_body" style:list-style-name="WW8Num5" style:master-page-name="">
      <loext:graphic-properties draw:fill="none"/>
      <style:paragraph-properties fo:margin-left="0.25in" fo:margin-right="0in" fo:margin-top="0in" fo:margin-bottom="0in" style:contextual-spacing="true" fo:line-height="100%" fo:orphans="2" fo:widows="2" fo:hyphenation-ladder-count="no-limit" fo:text-indent="-0.25in" style:auto-text-indent="false" style:page-number="auto" fo:background-color="transparent" style:writing-mode="lr-tb">
        <style:tab-stops>
          <style:tab-stop style:position="0.2547in"/>
        </style:tab-stops>
      </style:paragraph-properties>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fo:hyphenate="false" fo:hyphenation-remain-char-count="2" fo:hyphenation-push-char-count="2" loext:hyphenation-no-caps="false" loext:hyphenation-no-last-word="false" loext:hyphenation-word-char-count="no-limit" loext:hyphenation-zone="no-limit"/>
    </style:style>
    <style:style style:name="P237" style:family="paragraph" style:parent-style-name="Text_20_body" style:list-style-name="WW8Num5">
      <style:text-properties style:font-name="TimesNewRomanPS" fo:font-size="12pt" fo:font-style="italic" fo:font-weight="bold" officeooo:rsid="01209742" officeooo:paragraph-rsid="012562e3" style:font-size-asian="12pt" style:font-style-asian="italic" style:font-weight-asian="bold" style:font-size-complex="12pt" style:font-style-complex="italic" style:font-weight-complex="bold"/>
    </style:style>
    <style:style style:name="P238" style:family="paragraph" style:parent-style-name="Text_20_body" style:list-style-name="L9">
      <style:text-properties style:font-name="TimesNewRomanPS" fo:font-size="12pt" fo:font-style="italic" style:text-underline-style="none" fo:font-weight="bold" officeooo:rsid="0076a013" officeooo:paragraph-rsid="002d0a08" style:font-size-asian="12pt" style:font-style-asian="italic" style:font-weight-asian="bold" style:font-size-complex="12pt" style:font-style-complex="italic" style:font-weight-complex="bold"/>
    </style:style>
    <style:style style:name="P239" style:family="paragraph" style:parent-style-name="Text_20_body" style:list-style-name="L9">
      <style:text-properties style:font-name="TimesNewRomanPS" fo:font-size="12pt" fo:font-style="italic" style:text-underline-style="none" fo:font-weight="bold" officeooo:rsid="0076a013" officeooo:paragraph-rsid="0076a013" style:font-size-asian="12pt" style:font-style-asian="italic" style:font-weight-asian="bold" style:font-size-complex="12pt" style:font-style-complex="italic" style:font-weight-complex="bold"/>
    </style:style>
    <style:style style:name="P240" style:family="paragraph" style:parent-style-name="Text_20_body" style:list-style-name="WW8Num1">
      <style:text-properties style:font-name="TimesNewRomanPS" fo:font-size="12pt" fo:font-style="normal" fo:font-weight="normal" officeooo:paragraph-rsid="005c702c" style:font-size-asian="12pt" style:font-style-asian="normal" style:font-weight-asian="normal" style:font-size-complex="12pt" style:font-style-complex="normal" style:font-weight-complex="normal"/>
    </style:style>
    <style:style style:name="P241" style:family="paragraph" style:parent-style-name="Text_20_body" style:list-style-name="L9">
      <style:text-properties style:font-name="TimesNewRomanPS" fo:font-size="12pt" fo:font-style="normal" style:text-underline-style="none" fo:font-weight="normal" officeooo:rsid="0076a013" officeooo:paragraph-rsid="002d0a08" style:font-size-asian="12pt" style:font-style-asian="normal" style:font-weight-asian="normal" style:font-size-complex="12pt" style:font-style-complex="normal" style:font-weight-complex="normal"/>
    </style:style>
    <style:style style:name="P242" style:family="paragraph" style:parent-style-name="Text_20_body" style:list-style-name="L9">
      <style:text-properties style:font-name="TimesNewRomanPS" fo:font-size="12pt" fo:font-style="normal" style:text-underline-style="none" fo:font-weight="normal" officeooo:rsid="0076a013" officeooo:paragraph-rsid="007a7639" style:font-size-asian="12pt" style:font-style-asian="normal" style:font-weight-asian="normal" style:font-size-complex="12pt" style:font-style-complex="normal" style:font-weight-complex="normal"/>
    </style:style>
    <style:style style:name="P243" style:family="paragraph" style:parent-style-name="Text_20_body" style:list-style-name="WW8Num1">
      <style:text-properties style:font-name="TimesNewRomanPS" fo:font-size="13pt" fo:font-style="normal" fo:font-weight="normal" officeooo:paragraph-rsid="0066400d" style:font-style-asian="normal" style:font-weight-asian="normal" style:font-style-complex="normal" style:font-weight-complex="normal"/>
    </style:style>
    <style:style style:name="P244" style:family="paragraph" style:parent-style-name="Text_20_body" style:list-style-name="WW8Num5" style:master-page-name="">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style:page-number="auto" fo:break-before="pag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5" style:family="paragraph" style:parent-style-name="Text_20_body" style:list-style-name="WW8Num5">
      <loext:graphic-properties draw:fill="none"/>
      <style:paragraph-properties fo:margin-left="0.25in" fo:margin-right="0in" fo:margin-top="0in" fo:margin-bottom="0in" style:contextual-spacing="true" fo:line-height="100%" fo:text-align="center" style:justify-single-word="false" fo:orphans="2" fo:widows="2" fo:hyphenation-ladder-count="no-limit" fo:text-indent="-0.25in" style:auto-text-indent="false" fo:background-color="transparent" style:writing-mode="lr-tb">
        <style:tab-stops>
          <style:tab-stop style:position="0.2547in"/>
        </style:tab-stops>
      </style:paragraph-properties>
      <style:text-properties style:font-name="TimesNewRomanPS" fo:font-size="18pt" fo:font-style="normal" fo:font-weight="bold" officeooo:rsid="012e32fb" officeooo:paragraph-rsid="012e32fb" style:font-size-asian="12pt" style:font-style-asian="normal" style:font-weight-asian="bold"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246" style:family="paragraph" style:parent-style-name="Text_20_body" style:list-style-name="WW8Num1">
      <style:text-properties fo:font-size="12pt" officeooo:paragraph-rsid="005c702c" style:font-size-asian="12pt" style:font-size-complex="12pt"/>
    </style:style>
    <style:style style:name="P247" style:family="paragraph" style:parent-style-name="Text_20_body" style:list-style-name="WW8Num1">
      <style:text-properties fo:font-size="12pt" officeooo:paragraph-rsid="0066400d"/>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1ca071" style:font-style-asian="italic" style:font-weight-asian="bold" style:font-style-complex="italic" style:font-weight-complex="bold"/>
    </style:style>
    <style:style style:name="T11" style:family="text">
      <style:text-properties fo:font-style="italic" fo:font-weight="bold" officeooo:rsid="005d7e26"/>
    </style:style>
    <style:style style:name="T12" style:family="text">
      <style:text-properties fo:font-style="italic" style:text-underline-style="solid" style:text-underline-width="auto" style:text-underline-color="font-color" fo:font-weight="bold" style:font-style-asian="italic" style:font-weight-asian="bold" style:font-weight-complex="bold"/>
    </style:style>
    <style:style style:name="T13"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4" style:family="text">
      <style:text-properties fo:font-style="italic" style:font-style-asian="italic"/>
    </style:style>
    <style:style style:name="T15" style:family="text">
      <style:text-properties fo:font-style="italic" style:font-style-asian="italic" style:font-style-complex="italic"/>
    </style:style>
    <style:style style:name="T16" style:family="text">
      <style:text-properties fo:font-style="italic" style:font-style-asian="italic" style:font-weight-complex="bold"/>
    </style:style>
    <style:style style:name="T17" style:family="text">
      <style:text-properties fo:font-style="italic" style:text-underline-style="none" fo:font-weight="normal" style:font-style-asian="italic" style:font-weight-asian="normal" style:font-style-complex="italic" style:font-weight-complex="normal"/>
    </style:style>
    <style:style style:name="T18" style:family="text">
      <style:text-properties fo:font-style="italic" style:text-underline-style="none" fo:font-weight="normal" officeooo:rsid="014a3b47" style:font-style-asian="italic" style:font-weight-asian="normal" style:font-style-complex="italic" style:font-weight-complex="normal"/>
    </style:style>
    <style:style style:name="T19" style:family="text">
      <style:text-properties fo:font-style="italic" style:text-underline-style="none" fo:font-weight="normal" officeooo:rsid="014bb544" style:font-style-asian="italic" style:font-weight-asian="normal" style:font-style-complex="italic" style:font-weight-complex="normal"/>
    </style:style>
    <style:style style:name="T20" style:family="text">
      <style:text-properties fo:font-style="italic" style:text-underline-style="none" fo:font-weight="bold" style:font-style-asian="italic" style:font-weight-asian="bold" style:font-style-complex="italic" style:font-weight-complex="bold"/>
    </style:style>
    <style:style style:name="T21" style:family="text">
      <style:text-properties fo:font-style="italic" style:text-underline-style="none" fo:font-weight="bold" officeooo:rsid="006edc78" style:font-style-asian="italic" style:font-weight-asian="bold" style:font-style-complex="italic" style:font-weight-complex="bold"/>
    </style:style>
    <style:style style:name="T22" style:family="text">
      <style:text-properties fo:font-style="italic" style:text-underline-style="none" fo:font-weight="bold" officeooo:rsid="0076a013" style:font-style-asian="italic" style:font-weight-asian="bold" style:font-style-complex="italic" style:font-weight-complex="bold"/>
    </style:style>
    <style:style style:name="T23" style:family="text">
      <style:text-properties fo:font-style="italic" style:text-underline-style="none" fo:font-weight="bold" officeooo:rsid="007471b3"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style:font-weight-complex="bold"/>
    </style:style>
    <style:style style:name="T26" style:family="text">
      <style:text-properties fo:font-size="13pt" fo:font-style="italic" fo:font-weight="bold" style:font-size-asian="13pt" style:font-style-asian="italic" style:font-weight-asian="bold" style:font-weight-complex="bold"/>
    </style:style>
    <style:style style:name="T27" style:family="text">
      <style:text-properties fo:font-size="13pt" fo:font-style="italic" style:text-underline-style="none" fo:font-weight="bold" officeooo:rsid="0113173c" style:font-size-asian="13pt" style:font-style-asian="italic" style:font-weight-asian="bold" style:font-size-complex="13pt" style:font-style-complex="italic" style:font-weight-complex="bold"/>
    </style:style>
    <style:style style:name="T28" style:family="text">
      <style:text-properties fo:font-size="13pt" fo:font-style="italic" style:text-underline-style="none" fo:font-weight="bold" officeooo:rsid="011916b8" style:font-size-asian="13pt" style:font-style-asian="italic" style:font-weight-asian="bold" style:font-size-complex="13pt" style:font-style-complex="italic" style:font-weight-complex="bold"/>
    </style:style>
    <style:style style:name="T29" style:family="text">
      <style:text-properties fo:font-size="13pt" fo:font-style="italic" style:text-underline-style="none" fo:font-weight="normal" officeooo:rsid="011916b8" style:font-size-asian="13pt" style:font-style-asian="italic" style:font-weight-asian="normal" style:font-size-complex="13pt" style:font-style-complex="italic" style:font-weight-complex="normal"/>
    </style:style>
    <style:style style:name="T30" style:family="text">
      <style:text-properties fo:font-size="13pt" fo:font-style="italic" style:text-underline-style="solid" style:text-underline-width="auto" style:text-underline-color="font-color" fo:font-weight="normal" officeooo:rsid="00692dda" style:font-size-asian="13pt" style:font-style-asian="italic" style:font-weight-asian="normal" style:font-size-complex="13pt" style:font-style-complex="italic" style:font-weight-complex="normal"/>
    </style:style>
    <style:style style:name="T31"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32"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33"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4" style:family="text">
      <style:text-properties fo:font-size="13pt" fo:font-style="normal" style:text-underline-style="none" fo:font-weight="normal" officeooo:rsid="006aa7d2" style:font-size-asian="13pt" style:font-style-asian="normal" style:font-weight-asian="normal" style:font-size-complex="13pt" style:font-style-complex="normal" style:font-weight-complex="normal"/>
    </style:style>
    <style:style style:name="T35" style:family="text">
      <style:text-properties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36" style:family="text">
      <style:text-properties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37" style:family="text">
      <style:text-properties fo:font-size="13pt" fo:font-style="normal" style:text-underline-style="none" fo:font-weight="normal" officeooo:rsid="00e66a94" style:font-size-asian="13pt" style:font-style-asian="normal" style:font-weight-asian="normal" style:font-size-complex="13pt" style:font-style-complex="normal" style:font-weight-complex="normal"/>
    </style:style>
    <style:style style:name="T38" style:family="text">
      <style:text-properties fo:font-size="13pt" fo:font-style="normal" style:text-underline-style="none" fo:font-weight="normal" officeooo:rsid="00e1c06b" style:font-size-asian="13pt" style:font-style-asian="normal" style:font-weight-asian="normal" style:font-size-complex="13pt" style:font-style-complex="normal" style:font-weight-complex="normal"/>
    </style:style>
    <style:style style:name="T39" style:family="text">
      <style:text-properties fo:font-size="13pt" fo:font-style="normal" style:text-underline-style="none" fo:font-weight="normal" officeooo:rsid="00e1617f" style:font-size-asian="13pt" style:font-style-asian="normal" style:font-weight-asian="normal" style:font-size-complex="13pt" style:font-style-complex="normal" style:font-weight-complex="normal"/>
    </style:style>
    <style:style style:name="T40" style:family="text">
      <style:text-properties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41" style:family="text">
      <style:text-properties style:font-style-complex="italic"/>
    </style:style>
    <style:style style:name="T42" style:family="text">
      <style:text-properties officeooo:rsid="001a9ee3" style:font-style-complex="italic"/>
    </style:style>
    <style:style style:name="T43" style:family="text">
      <style:text-properties officeooo:rsid="001b6b21" style:font-style-complex="italic"/>
    </style:style>
    <style:style style:name="T44" style:family="text">
      <style:text-properties officeooo:rsid="0024e9f6" style:font-style-complex="italic"/>
    </style:style>
    <style:style style:name="T45" style:family="text">
      <style:text-properties officeooo:rsid="0024ed10" style:font-style-complex="italic"/>
    </style:style>
    <style:style style:name="T46" style:family="text">
      <style:text-properties officeooo:rsid="00264a33" style:font-style-complex="italic"/>
    </style:style>
    <style:style style:name="T47" style:family="text">
      <style:text-properties officeooo:rsid="00676dcb" style:font-style-complex="italic"/>
    </style:style>
    <style:style style:name="T48" style:family="text">
      <style:text-properties officeooo:rsid="0094685d" style:font-style-complex="italic"/>
    </style:style>
    <style:style style:name="T49" style:family="text">
      <style:text-properties officeooo:rsid="0153897e" style:font-style-complex="italic"/>
    </style:style>
    <style:style style:name="T50" style:family="text">
      <style:text-properties officeooo:rsid="0153f1d9" style:font-style-complex="italic"/>
    </style:style>
    <style:style style:name="T51" style:family="text">
      <style:text-properties officeooo:rsid="0154c7ab" style:font-style-complex="italic"/>
    </style:style>
    <style:style style:name="T52" style:family="text">
      <style:text-properties fo:font-weight="normal" officeooo:rsid="001ca071" style:font-weight-asian="normal" style:font-style-complex="italic" style:font-weight-complex="normal"/>
    </style:style>
    <style:style style:name="T53" style:family="text">
      <style:text-properties style:text-underline-style="none"/>
    </style:style>
    <style:style style:name="T54" style:family="text">
      <style:text-properties style:text-underline-style="none" fo:font-weight="normal" style:font-weight-asian="normal" style:font-weight-complex="normal"/>
    </style:style>
    <style:style style:name="T55" style:family="text">
      <style:text-properties style:text-underline-style="none" fo:font-weight="normal" officeooo:rsid="00f535d7" style:font-weight-asian="normal" style:font-weight-complex="normal"/>
    </style:style>
    <style:style style:name="T56" style:family="text">
      <style:text-properties style:text-underline-style="none" fo:font-weight="normal" officeooo:rsid="00f5718a" style:font-weight-asian="normal" style:font-weight-complex="normal"/>
    </style:style>
    <style:style style:name="T57" style:family="text">
      <style:text-properties style:text-underline-style="none" fo:font-weight="normal" officeooo:rsid="00f60a8e" style:font-weight-asian="normal" style:font-weight-complex="normal"/>
    </style:style>
    <style:style style:name="T58" style:family="text">
      <style:text-properties style:text-underline-style="none" fo:font-weight="normal" officeooo:rsid="00f86b58" style:font-weight-asian="normal" style:font-weight-complex="normal"/>
    </style:style>
    <style:style style:name="T59" style:family="text">
      <style:text-properties style:text-underline-style="none" fo:font-weight="normal" officeooo:rsid="00f9ed90" style:font-weight-asian="normal" style:font-weight-complex="normal"/>
    </style:style>
    <style:style style:name="T60" style:family="text">
      <style:text-properties style:text-underline-style="none" fo:font-weight="normal" officeooo:rsid="012e32fb" style:font-weight-asian="normal" style:font-weight-complex="normal"/>
    </style:style>
    <style:style style:name="T61" style:family="text">
      <style:text-properties style:text-underline-style="none" fo:font-weight="normal" officeooo:rsid="0134305a" style:font-weight-asian="normal" style:font-weight-complex="normal"/>
    </style:style>
    <style:style style:name="T62" style:family="text">
      <style:text-properties style:text-underline-style="none" fo:font-weight="normal" officeooo:rsid="01378f74" style:font-weight-asian="normal" style:font-weight-complex="normal"/>
    </style:style>
    <style:style style:name="T63" style:family="text">
      <style:text-properties style:text-underline-style="none" fo:font-weight="normal" officeooo:rsid="0138b540" style:font-weight-asian="normal" style:font-weight-complex="normal"/>
    </style:style>
    <style:style style:name="T64" style:family="text">
      <style:text-properties style:text-underline-style="none" fo:font-weight="normal" officeooo:rsid="013a59e6" style:font-weight-asian="normal" style:font-weight-complex="normal"/>
    </style:style>
    <style:style style:name="T65" style:family="text">
      <style:text-properties style:text-underline-style="none" fo:font-weight="normal" officeooo:rsid="014e0a51" style:font-weight-asian="normal" style:font-weight-complex="normal"/>
    </style:style>
    <style:style style:name="T66" style:family="text">
      <style:text-properties style:text-underline-style="none" officeooo:rsid="0076a013"/>
    </style:style>
    <style:style style:name="T67" style:family="text">
      <style:text-properties style:text-underline-style="none" fo:font-weight="bold" officeooo:rsid="0076a013" style:font-style-asian="italic" style:font-weight-asian="bold" style:font-style-complex="italic" style:font-weight-complex="bold"/>
    </style:style>
    <style:style style:name="T68" style:family="text">
      <style:text-properties style:text-underline-style="none" fo:font-weight="bold" officeooo:rsid="00f9ed90" style:font-weight-asian="bold" style:font-weight-complex="bold"/>
    </style:style>
    <style:style style:name="T69" style:family="text">
      <style:text-properties style:text-underline-style="none" fo:font-weight="bold" officeooo:rsid="012e32fb" style:font-weight-asian="bold" style:font-weight-complex="bold"/>
    </style:style>
    <style:style style:name="T70" style:family="text">
      <style:text-properties style:text-underline-style="none" fo:font-weight="bold" officeooo:rsid="014cad60" style:font-weight-asian="bold" style:font-weight-complex="bold"/>
    </style:style>
    <style:style style:name="T71" style:family="text">
      <style:text-properties officeooo:rsid="00435d77"/>
    </style:style>
    <style:style style:name="T72" style:family="text">
      <style:text-properties style:font-name="TimesNewRomanPSMT"/>
    </style:style>
    <style:style style:name="T73" style:family="text">
      <style:text-properties style:font-name="TimesNewRomanPSMT" fo:font-size="13pt" fo:font-style="normal" style:text-underline-style="none" fo:font-weight="normal" officeooo:rsid="00c4e3dd" style:font-size-asian="13pt" style:font-style-asian="normal" style:font-weight-asian="normal" style:font-size-complex="13pt" style:font-style-complex="normal" style:font-weight-complex="normal"/>
    </style:style>
    <style:style style:name="T74" style:family="text">
      <style:text-properties style:font-name="TimesNewRomanPSMT"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75" style:family="text">
      <style:text-properties style:font-name="TimesNewRomanPSMT" fo:font-size="13pt" fo:font-style="normal" style:text-underline-style="none" fo:font-weight="normal" officeooo:rsid="00e150eb" style:font-size-asian="13pt" style:font-style-asian="normal" style:font-weight-asian="normal" style:font-size-complex="13pt" style:font-style-complex="normal" style:font-weight-complex="normal"/>
    </style:style>
    <style:style style:name="T76" style:family="text">
      <style:text-properties style:font-name="TimesNewRomanPSMT" fo:font-size="13pt" fo:font-style="normal" style:text-underline-style="none" fo:font-weight="normal" officeooo:rsid="0113173c" style:font-size-asian="13pt" style:font-style-asian="normal" style:font-weight-asian="normal" style:font-size-complex="13pt" style:font-style-complex="normal" style:font-weight-complex="normal"/>
    </style:style>
    <style:style style:name="T77" style:family="text">
      <style:text-properties style:font-name="TimesNewRomanPSMT" fo:font-size="13pt" fo:font-style="normal" style:text-underline-style="none" fo:font-weight="normal" officeooo:rsid="011916b8" style:font-size-asian="13pt" style:font-style-asian="normal" style:font-weight-asian="normal" style:font-size-complex="13pt" style:font-style-complex="normal" style:font-weight-complex="normal"/>
    </style:style>
    <style:style style:name="T78" style:family="text">
      <style:text-properties style:font-name="TimesNewRomanPSMT" fo:font-size="13pt" fo:font-style="normal" style:text-underline-style="none" fo:font-weight="normal" officeooo:rsid="011a59f7" style:font-size-asian="13pt" style:font-style-asian="normal" style:font-weight-asian="normal" style:font-size-complex="13pt" style:font-style-complex="normal" style:font-weight-complex="normal"/>
    </style:style>
    <style:style style:name="T79" style:family="text">
      <style:text-properties style:font-name="TimesNewRomanPSMT" fo:font-size="13pt" fo:font-style="normal" style:text-underline-style="none" fo:font-weight="normal" officeooo:rsid="011b5d2f" style:font-size-asian="13pt" style:font-style-asian="normal" style:font-weight-asian="normal" style:font-size-complex="13pt" style:font-style-complex="normal" style:font-weight-complex="normal"/>
    </style:style>
    <style:style style:name="T80" style:family="text">
      <style:text-properties style:font-name="TimesNewRomanPSMT" fo:font-size="13pt" fo:font-style="normal" style:text-underline-style="none" fo:font-weight="normal" officeooo:rsid="01079c1d" style:font-size-asian="13pt" style:font-style-asian="normal" style:font-weight-asian="normal" style:font-size-complex="13pt" style:font-style-complex="normal" style:font-weight-complex="normal"/>
    </style:style>
    <style:style style:name="T81" style:family="text">
      <style:text-properties style:font-name="TimesNewRomanPSMT" style:text-underline-style="none"/>
    </style:style>
    <style:style style:name="T82" style:family="text">
      <style:text-properties style:font-name="TimesNewRomanPSMT" style:text-underline-style="none" fo:font-weight="normal" style:font-weight-asian="normal" style:font-weight-complex="normal"/>
    </style:style>
    <style:style style:name="T83" style:family="text">
      <style:text-properties style:font-name="TimesNewRomanPSMT" style:text-underline-style="none" officeooo:rsid="007e698c"/>
    </style:style>
    <style:style style:name="T84" style:family="text">
      <style:text-properties style:font-name="TimesNewRomanPSMT" fo:font-style="normal" style:text-underline-style="none" fo:font-weight="normal" style:font-style-asian="normal" style:font-weight-asian="normal" style:font-style-complex="normal" style:font-weight-complex="normal"/>
    </style:style>
    <style:style style:name="T85"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86" style:family="text">
      <style:text-properties style:font-name="TimesNewRomanPSMT" officeooo:rsid="00a75775"/>
    </style:style>
    <style:style style:name="T87" style:family="text">
      <style:text-properties style:font-name="TimesNewRomanPSMT" officeooo:rsid="00a8daf4"/>
    </style:style>
    <style:style style:name="T88" style:family="text">
      <style:text-properties style:font-name="TimesNewRomanPSMT" officeooo:rsid="00abc6b6"/>
    </style:style>
    <style:style style:name="T89" style:family="text">
      <style:text-properties style:font-name="TimesNewRomanPSMT" officeooo:rsid="00afc68f"/>
    </style:style>
    <style:style style:name="T90" style:family="text">
      <style:text-properties style:font-name="TimesNewRomanPSMT" fo:font-size="8pt" fo:font-style="normal" style:text-underline-style="none" fo:font-weight="normal" officeooo:rsid="00c4e3dd" style:font-size-asian="8pt" style:font-style-asian="normal" style:font-weight-asian="normal" style:font-size-complex="8pt" style:font-style-complex="normal" style:font-weight-complex="normal"/>
    </style:style>
    <style:style style:name="T91" style:family="text">
      <style:text-properties style:font-name="TimesNewRomanPSMT"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92" style:family="text">
      <style:text-properties style:font-name="TimesNewRomanPSMT"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93" style:family="text">
      <style:text-properties style:font-name="TimesNewRomanPSMT" fo:font-size="8pt" fo:font-style="normal" style:text-underline-style="none" fo:font-weight="normal" officeooo:rsid="00d133fc" style:font-size-asian="8pt" style:font-style-asian="normal" style:font-weight-asian="normal" style:font-size-complex="8pt" style:font-style-complex="normal" style:font-weight-complex="normal"/>
    </style:style>
    <style:style style:name="T94" style:family="text">
      <style:text-properties style:font-name="TimesNewRomanPSMT" fo:font-size="8pt" fo:font-style="normal" style:text-underline-style="none" fo:font-weight="normal" officeooo:rsid="00d1830f" style:font-size-asian="8pt" style:font-style-asian="normal" style:font-weight-asian="normal" style:font-size-complex="8pt" style:font-style-complex="normal" style:font-weight-complex="normal"/>
    </style:style>
    <style:style style:name="T95" style:family="text">
      <style:text-properties style:font-name="TimesNewRomanPSMT" fo:font-size="8pt" fo:font-style="normal" style:text-underline-style="none" fo:font-weight="normal" officeooo:rsid="00d72368" style:font-size-asian="8pt" style:font-style-asian="normal" style:font-weight-asian="normal" style:font-size-complex="8pt" style:font-style-complex="normal" style:font-weight-complex="normal"/>
    </style:style>
    <style:style style:name="T96" style:family="text">
      <style:text-properties style:font-name="TimesNewRomanPSMT" fo:font-size="8pt" fo:font-style="normal" style:text-underline-style="none" fo:font-weight="normal" officeooo:rsid="00d74ae3" style:font-size-asian="8pt" style:font-style-asian="normal" style:font-weight-asian="normal" style:font-size-complex="8pt" style:font-style-complex="normal" style:font-weight-complex="normal"/>
    </style:style>
    <style:style style:name="T97" style:family="text">
      <style:text-properties style:font-name="TimesNewRomanPSMT" fo:font-size="8pt" fo:font-style="normal" style:text-underline-style="none" fo:font-weight="normal" officeooo:rsid="00c6d7f1" style:font-size-asian="8pt" style:font-style-asian="normal" style:font-weight-asian="normal" style:font-size-complex="8pt" style:font-style-complex="normal" style:font-weight-complex="normal"/>
    </style:style>
    <style:style style:name="T98" style:family="text">
      <style:text-properties style:font-name="TimesNewRomanPSMT" fo:font-size="8pt" fo:font-style="normal" style:text-underline-style="none" fo:font-weight="normal" officeooo:rsid="00c8aed7" style:font-size-asian="8pt" style:font-style-asian="normal" style:font-weight-asian="normal" style:font-size-complex="8pt" style:font-style-complex="normal" style:font-weight-complex="normal"/>
    </style:style>
    <style:style style:name="T99" style:family="text">
      <style:text-properties style:font-name="TimesNewRomanPSMT" fo:font-size="8pt" fo:font-style="normal" style:text-underline-style="none" fo:font-weight="normal" officeooo:rsid="00d9bcd2" style:font-size-asian="8pt" style:font-style-asian="normal" style:font-weight-asian="normal" style:font-size-complex="8pt" style:font-style-complex="normal" style:font-weight-complex="normal"/>
    </style:style>
    <style:style style:name="T100" style:family="text">
      <style:text-properties style:font-name="TimesNewRomanPSMT" fo:font-size="8pt" fo:font-style="normal" style:text-underline-style="none" fo:font-weight="normal" officeooo:rsid="00da31c8" style:font-size-asian="8pt" style:font-style-asian="normal" style:font-weight-asian="normal" style:font-size-complex="8pt" style:font-style-complex="normal" style:font-weight-complex="normal"/>
    </style:style>
    <style:style style:name="T101" style:family="text">
      <style:text-properties style:font-name="TimesNewRomanPSMT" fo:font-size="8pt" fo:font-style="normal" style:text-underline-style="none" fo:font-weight="normal" officeooo:rsid="00dc26b8" style:font-size-asian="8pt" style:font-style-asian="normal" style:font-weight-asian="normal" style:font-size-complex="8pt" style:font-style-complex="normal" style:font-weight-complex="normal"/>
    </style:style>
    <style:style style:name="T102" style:family="text">
      <style:text-properties style:font-name="TimesNewRomanPSMT" fo:font-size="8pt" fo:font-style="normal" style:text-underline-style="none" fo:font-weight="normal" officeooo:rsid="0118c639" style:font-size-asian="8pt" style:font-style-asian="normal" style:font-weight-asian="normal" style:font-size-complex="8pt" style:font-style-complex="normal" style:font-weight-complex="normal"/>
    </style:style>
    <style:style style:name="T103" style:family="text">
      <style:text-properties style:font-name="TimesNewRomanPSMT" fo:font-size="8pt" fo:font-style="normal" style:text-underline-style="none" fo:font-weight="normal" officeooo:rsid="011916b8" style:font-size-asian="8pt" style:font-style-asian="normal" style:font-weight-asian="normal" style:font-size-complex="8pt" style:font-style-complex="normal" style:font-weight-complex="normal"/>
    </style:style>
    <style:style style:name="T104" style:family="text">
      <style:text-properties style:font-name="TimesNewRomanPSMT" fo:font-size="10pt" fo:font-style="normal" style:text-underline-style="none" fo:font-weight="normal" officeooo:rsid="00dd35de" style:font-size-asian="10pt" style:font-style-asian="normal" style:font-weight-asian="normal" style:font-size-complex="10pt" style:font-style-complex="normal" style:font-weight-complex="normal"/>
    </style:style>
    <style:style style:name="T105" style:family="text">
      <style:text-properties style:font-name="TimesNewRomanPSMT" fo:font-size="10pt" fo:font-style="normal" style:text-underline-style="none" fo:font-weight="normal" officeooo:rsid="00d6de50" style:font-size-asian="10pt" style:font-style-asian="normal" style:font-weight-asian="normal" style:font-size-complex="10pt" style:font-style-complex="normal" style:font-weight-complex="normal"/>
    </style:style>
    <style:style style:name="T106" style:family="text">
      <style:text-properties style:font-name="TimesNewRomanPSMT" officeooo:rsid="0144175d"/>
    </style:style>
    <style:style style:name="T107" style:family="text">
      <style:text-properties style:font-name="TimesNewRomanPSMT" officeooo:rsid="01496914"/>
    </style:style>
    <style:style style:name="T108" style:family="text">
      <style:text-properties style:font-name="TimesNewRomanPSMT" officeooo:rsid="01530e50"/>
    </style:style>
    <style:style style:name="T109" style:family="text">
      <style:text-properties officeooo:rsid="0054af5a"/>
    </style:style>
    <style:style style:name="T110" style:family="text">
      <style:text-properties officeooo:rsid="00566a87"/>
    </style:style>
    <style:style style:name="T111" style:family="text">
      <style:text-properties officeooo:rsid="005700cf"/>
    </style:style>
    <style:style style:name="T112" style:family="text">
      <style:text-properties officeooo:rsid="00576198"/>
    </style:style>
    <style:style style:name="T113" style:family="text">
      <style:text-properties officeooo:rsid="00580f2a"/>
    </style:style>
    <style:style style:name="T114" style:family="text">
      <style:text-properties fo:font-style="normal" style:text-underline-style="none" fo:font-weight="bold" style:font-style-asian="normal" style:font-weight-asian="bold" style:font-style-complex="normal" style:font-weight-complex="bold"/>
    </style:style>
    <style:style style:name="T115" style:family="text">
      <style:text-properties fo:font-style="normal" style:text-underline-style="none" fo:font-weight="bold" officeooo:rsid="012e32fb" style:font-style-asian="normal" style:font-weight-asian="bold" style:font-style-complex="normal" style:font-weight-complex="bold"/>
    </style:style>
    <style:style style:name="T116" style:family="text">
      <style:text-properties fo:font-style="normal" style:text-underline-style="none" fo:font-weight="normal" style:font-style-asian="normal" style:font-weight-asian="normal" style:font-style-complex="normal" style:font-weight-complex="normal"/>
    </style:style>
    <style:style style:name="T117" style:family="text">
      <style:text-properties fo:font-style="normal" style:text-underline-style="none" fo:font-weight="normal" officeooo:rsid="0070a348" style:font-style-asian="normal" style:font-weight-asian="normal" style:font-style-complex="normal" style:font-weight-complex="normal"/>
    </style:style>
    <style:style style:name="T118" style:family="text">
      <style:text-properties fo:font-style="normal" style:text-underline-style="none" fo:font-weight="normal" officeooo:rsid="0076a013" style:font-style-asian="normal" style:font-weight-asian="normal" style:font-style-complex="normal" style:font-weight-complex="normal"/>
    </style:style>
    <style:style style:name="T119" style:family="text">
      <style:text-properties fo:font-style="normal" style:text-underline-style="none" fo:font-weight="normal" officeooo:rsid="0076f7ca" style:font-style-asian="normal" style:font-weight-asian="normal" style:font-style-complex="normal" style:font-weight-complex="normal"/>
    </style:style>
    <style:style style:name="T120" style:family="text">
      <style:text-properties fo:font-style="normal" style:text-underline-style="none" fo:font-weight="normal" officeooo:rsid="0078f3b8" style:font-style-asian="normal" style:font-weight-asian="normal" style:font-style-complex="normal" style:font-weight-complex="normal"/>
    </style:style>
    <style:style style:name="T121" style:family="text">
      <style:text-properties fo:font-style="normal" style:text-underline-style="none" fo:font-weight="normal" officeooo:rsid="0079df9a" style:font-style-asian="normal" style:font-weight-asian="normal" style:font-style-complex="normal" style:font-weight-complex="normal"/>
    </style:style>
    <style:style style:name="T122" style:family="text">
      <style:text-properties fo:font-style="normal" style:text-underline-style="none" fo:font-weight="normal" officeooo:rsid="006edc78" style:font-style-asian="normal" style:font-weight-asian="normal" style:font-style-complex="normal" style:font-weight-complex="normal"/>
    </style:style>
    <style:style style:name="T123" style:family="text">
      <style:text-properties fo:font-style="normal" style:text-underline-style="none" fo:font-weight="normal" officeooo:rsid="007471b3" style:font-style-asian="normal" style:font-weight-asian="normal" style:font-style-complex="normal" style:font-weight-complex="normal"/>
    </style:style>
    <style:style style:name="T124" style:family="text">
      <style:text-properties fo:font-style="normal" style:text-underline-style="none" fo:font-weight="normal" officeooo:rsid="00751920" style:font-style-asian="normal" style:font-weight-asian="normal" style:font-style-complex="normal" style:font-weight-complex="normal"/>
    </style:style>
    <style:style style:name="T125" style:family="text">
      <style:text-properties fo:font-style="normal" style:text-underline-style="none" fo:font-weight="normal" officeooo:rsid="009f5ba7" style:font-style-asian="normal" style:font-weight-asian="normal" style:font-style-complex="normal" style:font-weight-complex="normal"/>
    </style:style>
    <style:style style:name="T126" style:family="text">
      <style:text-properties fo:font-style="normal" style:text-underline-style="none" fo:font-weight="normal" officeooo:rsid="00e1617f" style:font-style-asian="normal" style:font-weight-asian="normal" style:font-style-complex="normal" style:font-weight-complex="normal"/>
    </style:style>
    <style:style style:name="T127" style:family="text">
      <style:text-properties fo:font-style="normal" style:text-underline-style="none" fo:font-weight="normal" officeooo:rsid="011661f1" style:font-style-asian="normal" style:font-weight-asian="normal" style:font-style-complex="normal" style:font-weight-complex="normal"/>
    </style:style>
    <style:style style:name="T128" style:family="text">
      <style:text-properties fo:font-style="normal" style:text-underline-style="none" fo:font-weight="normal" officeooo:rsid="006a1bd2" style:font-style-asian="normal" style:font-weight-asian="normal" style:font-style-complex="normal" style:font-weight-complex="normal"/>
    </style:style>
    <style:style style:name="T129" style:family="text">
      <style:text-properties fo:font-style="normal" fo:font-weight="normal" style:font-style-asian="normal" style:font-weight-asian="normal" style:font-style-complex="normal" style:font-weight-complex="normal"/>
    </style:style>
    <style:style style:name="T130" style:family="text">
      <style:text-properties fo:font-style="normal" fo:font-weight="normal" officeooo:rsid="0094685d" style:font-style-asian="normal" style:font-weight-asian="normal" style:font-style-complex="normal" style:font-weight-complex="normal"/>
    </style:style>
    <style:style style:name="T131" style:family="text">
      <style:text-properties fo:font-style="normal" fo:font-weight="normal" officeooo:rsid="00aaadf1" style:font-style-asian="normal" style:font-weight-asian="normal" style:font-style-complex="normal" style:font-weight-complex="normal"/>
    </style:style>
    <style:style style:name="T132" style:family="text">
      <style:text-properties fo:font-style="normal" fo:font-weight="normal" officeooo:rsid="00ab1749" style:font-style-asian="normal" style:font-weight-asian="normal" style:font-style-complex="normal" style:font-weight-complex="normal"/>
    </style:style>
    <style:style style:name="T133" style:family="text">
      <style:text-properties fo:font-style="normal" fo:font-weight="normal" officeooo:rsid="00bbc711" style:font-style-asian="normal" style:font-weight-asian="normal" style:font-style-complex="normal" style:font-weight-complex="normal"/>
    </style:style>
    <style:style style:name="T134" style:family="text">
      <style:text-properties fo:font-style="normal" fo:font-weight="normal" officeooo:rsid="00bbf9f9" style:font-style-asian="normal" style:font-weight-asian="normal" style:font-style-complex="normal" style:font-weight-complex="normal"/>
    </style:style>
    <style:style style:name="T135" style:family="text">
      <style:text-properties fo:font-style="normal" fo:font-weight="normal" officeooo:rsid="00bcc91f" style:font-style-asian="normal" style:font-weight-asian="normal" style:font-style-complex="normal" style:font-weight-complex="normal"/>
    </style:style>
    <style:style style:name="T136" style:family="text">
      <style:text-properties fo:font-style="normal" fo:font-weight="normal" officeooo:rsid="0122913d" style:font-style-asian="normal" style:font-weight-asian="normal" style:font-style-complex="normal" style:font-weight-complex="normal"/>
    </style:style>
    <style:style style:name="T137" style:family="text">
      <style:text-properties fo:font-style="normal" fo:font-weight="normal" officeooo:rsid="0123aa69" style:font-style-asian="normal" style:font-weight-asian="normal" style:font-style-complex="normal" style:font-weight-complex="normal"/>
    </style:style>
    <style:style style:name="T138" style:family="text">
      <style:text-properties fo:font-style="normal" fo:font-weight="normal" officeooo:rsid="01240ed2" style:font-style-asian="normal" style:font-weight-asian="normal" style:font-style-complex="normal" style:font-weight-complex="normal"/>
    </style:style>
    <style:style style:name="T139" style:family="text">
      <style:text-properties fo:font-style="normal" fo:font-weight="normal" officeooo:rsid="012aeed3" style:font-style-asian="normal" style:font-weight-asian="normal" style:font-style-complex="normal" style:font-weight-complex="normal"/>
    </style:style>
    <style:style style:name="T140" style:family="text">
      <style:text-properties fo:font-style="normal" fo:font-weight="normal" officeooo:rsid="0145ce9d" style:font-style-asian="normal" style:font-weight-asian="normal" style:font-style-complex="normal" style:font-weight-complex="normal"/>
    </style:style>
    <style:style style:name="T141" style:family="text">
      <style:text-properties fo:font-style="normal" fo:font-weight="normal" officeooo:rsid="01469593" style:font-style-asian="normal" style:font-weight-asian="normal" style:font-style-complex="normal" style:font-weight-complex="normal"/>
    </style:style>
    <style:style style:name="T142" style:family="text">
      <style:text-properties fo:font-style="normal" fo:font-weight="normal" officeooo:rsid="01472ea7" style:font-style-asian="normal" style:font-weight-asian="normal" style:font-style-complex="normal" style:font-weight-complex="normal"/>
    </style:style>
    <style:style style:name="T143" style:family="text">
      <style:text-properties fo:font-style="normal" fo:font-weight="normal" officeooo:rsid="0148879a" style:font-style-asian="normal" style:font-weight-asian="normal" style:font-style-complex="normal" style:font-weight-complex="normal"/>
    </style:style>
    <style:style style:name="T144" style:family="text">
      <style:text-properties fo:font-style="normal" fo:font-weight="normal" officeooo:rsid="01524531" style:font-style-asian="normal" style:font-weight-asian="normal" style:font-style-complex="normal" style:font-weight-complex="normal"/>
    </style:style>
    <style:style style:name="T145" style:family="text">
      <style:text-properties fo:font-style="normal" fo:font-weight="normal" officeooo:rsid="01524ad5" style:font-style-asian="normal" style:font-weight-asian="normal" style:font-style-complex="normal" style:font-weight-complex="normal"/>
    </style:style>
    <style:style style:name="T146" style:family="text">
      <style:text-properties fo:font-style="normal" fo:font-weight="normal" officeooo:rsid="0156b964" style:font-style-asian="normal" style:font-weight-asian="normal" style:font-style-complex="normal" style:font-weight-complex="normal"/>
    </style:style>
    <style:style style:name="T147" style:family="text">
      <style:text-properties fo:font-style="normal" fo:font-weight="normal" officeooo:rsid="0156be03" style:font-style-asian="normal" style:font-weight-asian="normal" style:font-style-complex="normal" style:font-weight-complex="normal"/>
    </style:style>
    <style:style style:name="T148" style:family="text">
      <style:text-properties style:font-name="TimesNewRomanPS" fo:font-size="13pt" fo:font-style="italic" fo:font-weight="bold" style:font-size-asian="12pt" style:font-style-asian="italic" style:font-weight-asian="bold" style:font-size-complex="12pt" style:font-weight-complex="bold"/>
    </style:style>
    <style:style style:name="T149" style:family="text">
      <style:text-properties style:font-name="TimesNewRomanPS" fo:font-size="13pt" fo:font-style="normal" fo:font-weight="normal" style:font-style-asian="normal" style:font-weight-asian="normal" style:font-style-complex="normal" style:font-weight-complex="normal"/>
    </style:style>
    <style:style style:name="T150" style:family="text">
      <style:text-properties style:font-name="TimesNewRomanPS" fo:font-style="italic" fo:font-weight="bold"/>
    </style:style>
    <style:style style:name="T151" style:family="text">
      <style:text-properties style:font-name="TimesNewRomanPS" fo:font-style="italic" fo:font-weight="bold" style:font-style-asian="italic" style:font-weight-asian="bold" style:font-weight-complex="bold"/>
    </style:style>
    <style:style style:name="T152" style:family="text">
      <style:text-properties style:font-name="TimesNewRomanPS" fo:font-style="italic" fo:font-weight="bold" officeooo:rsid="005d7e26"/>
    </style:style>
    <style:style style:name="T153" style:family="text">
      <style:text-properties style:font-name="TimesNewRomanPS" fo:font-style="italic" fo:font-weight="bold" style:font-size-asian="12pt" style:font-style-asian="italic" style:font-weight-asian="bold" style:font-size-complex="12pt" style:font-weight-complex="bold"/>
    </style:style>
    <style:style style:name="T154"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155" style:family="text">
      <style:text-properties style:font-name="TimesNewRomanPS" fo:font-style="italic" style:text-underline-style="none" fo:font-weight="normal" style:font-style-asian="normal" style:font-weight-asian="normal" style:font-style-complex="normal" style:font-weight-complex="normal"/>
    </style:style>
    <style:style style:name="T156" style:family="text">
      <style:text-properties style:font-name="TimesNewRomanPS" fo:font-style="normal" fo:font-weight="normal" style:font-style-asian="normal" style:font-weight-asian="normal" style:font-style-complex="normal" style:font-weight-complex="normal"/>
    </style:style>
    <style:style style:name="T157" style:family="text">
      <style:text-properties style:font-name="TimesNewRomanPS" fo:font-style="normal" fo:font-weight="normal" officeooo:rsid="005d7e26" style:font-style-asian="normal" style:font-weight-asian="normal" style:font-style-complex="normal" style:font-weight-complex="normal"/>
    </style:style>
    <style:style style:name="T158" style:family="text">
      <style:text-properties style:font-name="TimesNewRomanPS" fo:font-style="normal" fo:font-weight="normal" officeooo:rsid="005c702c" style:font-style-asian="normal" style:font-weight-asian="normal" style:font-style-complex="normal" style:font-weight-complex="normal"/>
    </style:style>
    <style:style style:name="T159"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160"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161" style:family="text">
      <style:text-properties style:font-name="TimesNewRomanPS" fo:font-size="12pt" fo:font-style="italic" fo:font-weight="bold" style:font-size-asian="12pt" style:font-style-asian="italic" style:font-weight-asian="bold" style:font-size-complex="12pt" style:font-weight-complex="bold"/>
    </style:style>
    <style:style style:name="T162" style:family="text">
      <style:text-properties style:font-name="TimesNewRomanPS" fo:font-size="12pt" fo:font-style="normal" fo:font-weight="normal" style:font-size-asian="12pt" style:font-style-asian="normal" style:font-weight-asian="normal" style:font-size-complex="12pt" style:font-style-complex="normal" style:font-weight-complex="normal"/>
    </style:style>
    <style:style style:name="T163" style:family="text">
      <style:text-properties style:font-name="TimesNewRomanPS" fo:font-size="12pt" fo:font-style="normal" fo:font-weight="normal" officeooo:rsid="00ae756a" style:font-size-asian="12pt" style:font-style-asian="normal" style:font-weight-asian="normal" style:font-size-complex="12pt" style:font-style-complex="normal" style:font-weight-complex="normal"/>
    </style:style>
    <style:style style:name="T164" style:family="text">
      <style:text-properties style:text-underline-style="solid" style:text-underline-width="auto" style:text-underline-color="font-color" style:font-style-complex="italic"/>
    </style:style>
    <style:style style:name="T165" style:family="text">
      <style:text-properties style:text-underline-style="solid" style:text-underline-width="auto" style:text-underline-color="font-color" officeooo:rsid="006edc78" style:font-style-complex="italic"/>
    </style:style>
    <style:style style:name="T166" style:family="text">
      <style:text-properties officeooo:rsid="008af19f"/>
    </style:style>
    <style:style style:name="T167" style:family="text">
      <style:text-properties officeooo:rsid="009c4015"/>
    </style:style>
    <style:style style:name="T168" style:family="text">
      <style:text-properties officeooo:rsid="009d48d1"/>
    </style:style>
    <style:style style:name="T169" style:family="text">
      <style:text-properties officeooo:rsid="009df851"/>
    </style:style>
    <style:style style:name="T170" style:family="text">
      <style:text-properties officeooo:rsid="009f5ba7"/>
    </style:style>
    <style:style style:name="T171" style:family="text">
      <style:text-properties officeooo:rsid="00a17dae"/>
    </style:style>
    <style:style style:name="T172" style:family="text">
      <style:text-properties officeooo:rsid="00a2bd03"/>
    </style:style>
    <style:style style:name="T173" style:family="text">
      <style:text-properties officeooo:rsid="00baa4ee"/>
    </style:style>
    <style:style style:name="T174" style:family="text">
      <style:text-properties officeooo:rsid="00d133fc"/>
    </style:style>
    <style:style style:name="T175" style:family="text">
      <style:text-properties fo:font-size="8pt" fo:font-style="normal" style:text-underline-style="none" fo:font-weight="normal" officeooo:rsid="00c33a63" style:font-size-asian="8pt" style:font-style-asian="normal" style:font-weight-asian="normal" style:font-size-complex="8pt" style:font-style-complex="normal" style:font-weight-complex="normal"/>
    </style:style>
    <style:style style:name="T176" style:family="text">
      <style:text-properties fo:font-size="8pt" fo:font-style="normal" style:text-underline-style="none" fo:font-weight="normal" officeooo:rsid="00cd552e" style:font-size-asian="8pt" style:font-style-asian="normal" style:font-weight-asian="normal" style:font-size-complex="8pt" style:font-style-complex="normal" style:font-weight-complex="normal"/>
    </style:style>
    <style:style style:name="T177" style:family="text">
      <style:text-properties fo:font-size="8pt" fo:font-style="normal" style:text-underline-style="none" fo:font-weight="normal" officeooo:rsid="00cb1e77" style:font-size-asian="8pt" style:font-style-asian="normal" style:font-weight-asian="normal" style:font-size-complex="8pt" style:font-style-complex="normal" style:font-weight-complex="normal"/>
    </style:style>
    <style:style style:name="T178" style:family="text">
      <style:text-properties fo:font-size="8pt" fo:font-style="normal" style:text-underline-style="none" fo:font-weight="normal" officeooo:rsid="00ce1cc1" style:font-size-asian="8pt" style:font-style-asian="normal" style:font-weight-asian="normal" style:font-size-complex="8pt" style:font-style-complex="normal" style:font-weight-complex="normal"/>
    </style:style>
    <style:style style:name="T179" style:family="text">
      <style:text-properties fo:font-size="8pt" fo:font-style="normal" style:text-underline-style="none" fo:font-weight="normal" officeooo:rsid="00d6de50" style:font-size-asian="8pt" style:font-style-asian="normal" style:font-weight-asian="normal" style:font-size-complex="8pt" style:font-style-complex="normal" style:font-weight-complex="normal"/>
    </style:style>
    <style:style style:name="T180" style:family="text">
      <style:text-properties fo:font-size="8pt" fo:font-style="normal" style:text-underline-style="none" fo:font-weight="normal" officeooo:rsid="00e1617f" style:font-size-asian="8pt" style:font-style-asian="normal" style:font-weight-asian="normal" style:font-size-complex="8pt" style:font-style-complex="normal" style:font-weight-complex="normal"/>
    </style:style>
    <style:style style:name="T181" style:family="text">
      <style:text-properties fo:font-size="8pt" fo:font-style="normal" style:text-underline-style="none" fo:font-weight="normal" officeooo:rsid="00e66a94" style:font-size-asian="8pt" style:font-style-asian="normal" style:font-weight-asian="normal" style:font-size-complex="8pt" style:font-style-complex="normal" style:font-weight-complex="normal"/>
    </style:style>
    <style:style style:name="T182" style:family="text">
      <style:text-properties fo:font-size="8pt" fo:font-style="normal" style:text-underline-style="none" fo:font-weight="normal" officeooo:rsid="00e07473" style:font-size-asian="8pt" style:font-style-asian="normal" style:font-weight-asian="normal" style:font-size-complex="8pt" style:font-style-complex="normal" style:font-weight-complex="normal"/>
    </style:style>
    <style:style style:name="T183" style:family="text">
      <style:text-properties fo:font-size="8pt" fo:font-style="normal" style:text-underline-style="none" fo:font-weight="normal" officeooo:rsid="00e47524" style:font-size-asian="8pt" style:font-style-asian="normal" style:font-weight-asian="normal" style:font-size-complex="8pt" style:font-style-complex="normal" style:font-weight-complex="normal"/>
    </style:style>
    <style:style style:name="T184" style:family="text">
      <style:text-properties fo:font-size="8pt" fo:font-style="normal" style:text-underline-style="none" fo:font-weight="normal" officeooo:rsid="011dc8e4" style:font-size-asian="8pt" style:font-style-asian="normal" style:font-weight-asian="normal" style:font-size-complex="8pt" style:font-style-complex="normal" style:font-weight-complex="normal"/>
    </style:style>
    <style:style style:name="T185" style:family="text">
      <style:text-properties officeooo:rsid="00e9d360"/>
    </style:style>
    <style:style style:name="T186" style:family="text">
      <style:text-properties officeooo:rsid="00c4e3dd"/>
    </style:style>
    <style:style style:name="T187" style:family="text">
      <style:text-properties officeooo:rsid="01052887"/>
    </style:style>
    <style:style style:name="T188" style:family="text">
      <style:text-properties officeooo:rsid="010dfcbf"/>
    </style:style>
    <style:style style:name="T189" style:family="text">
      <style:text-properties officeooo:rsid="010fe9f4"/>
    </style:style>
    <style:style style:name="T190" style:family="text">
      <style:text-properties officeooo:rsid="01114b89"/>
    </style:style>
    <style:style style:name="T191" style:family="text">
      <style:text-properties officeooo:rsid="0129620a"/>
    </style:style>
    <style:style style:name="T192" style:family="text">
      <style:text-properties officeooo:rsid="012e32fb"/>
    </style:style>
    <style:style style:name="T193" style:family="text">
      <style:text-properties officeooo:rsid="01358663"/>
    </style:style>
    <style:style style:name="T194" style:family="text">
      <style:text-properties officeooo:rsid="013b5325"/>
    </style:style>
    <style:style style:name="T195" style:family="text">
      <style:text-properties officeooo:rsid="013b570d"/>
    </style:style>
    <style:style style:name="T196" style:family="text">
      <style:text-properties officeooo:rsid="013c2593"/>
    </style:style>
    <style:style style:name="T197" style:family="text">
      <style:text-properties officeooo:rsid="013d45e4"/>
    </style:style>
    <style:style style:name="T198" style:family="text">
      <style:text-properties officeooo:rsid="013d882d"/>
    </style:style>
    <style:style style:name="T199" style:family="text">
      <style:text-properties officeooo:rsid="013d97ba"/>
    </style:style>
    <style:style style:name="T200" style:family="text">
      <style:text-properties officeooo:rsid="01401967"/>
    </style:style>
    <style:style style:name="T201" style:family="text">
      <style:text-properties officeooo:rsid="01413d44"/>
    </style:style>
    <style:style style:name="T202" style:family="text">
      <style:text-properties officeooo:rsid="014290b9"/>
    </style:style>
    <style:style style:name="T203" style:family="text">
      <style:text-properties officeooo:rsid="0068e2e3" style:font-size-complex="13pt" style:font-weight-complex="bold"/>
    </style:style>
    <style:style style:name="T204" style:family="text">
      <style:text-properties officeooo:rsid="0068e2e3" style:font-size-complex="18pt" style:font-style-complex="normal" style:font-weight-complex="bold"/>
    </style:style>
    <style:style style:name="T205" style:family="text">
      <style:text-properties officeooo:rsid="0144175d" style:font-size-complex="18pt" style:font-style-complex="normal" style:font-weight-complex="bold"/>
    </style:style>
    <style:style style:name="T206" style:family="text">
      <style:text-properties officeooo:rsid="0094685d"/>
    </style:style>
    <style:style style:name="T207" style:family="text">
      <style:text-properties officeooo:rsid="0154cd4f"/>
    </style:style>
    <style:style style:name="T208" style:family="text">
      <style:text-properties officeooo:rsid="0157215c"/>
    </style:style>
    <style:style style:name="T209" style:family="text">
      <style:text-properties officeooo:rsid="015b073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loext:num-list-format="%4%."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Cover Letter</text:h>
      <text:h text:style-name="P135" text:outline-level="1"/>
      <text:h text:style-name="P136" text:outline-level="1"><text:span text:style-name="T54">I am a </text:span><text:span text:style-name="T115">Software Architect</text:span><text:span text:style-name="T60">, a </text:span><text:span text:style-name="T69">Database Architect</text:span><text:span text:style-name="T60">, </text:span><text:span text:style-name="T65">and </text:span><text:span text:style-name="T60">a seasoned </text:span><text:span text:style-name="T70">Software</text:span><text:span text:style-name="T69"> Engineer</text:span><text:span text:style-name="T60"> </text:span><text:span text:style-name="T54">with </text:span><text:span text:style-name="T17">expertise</text:span><text:span text:style-name="T54"> in </text:span><text:span text:style-name="T63">C and Go languages, </text:span><text:span text:style-name="T54">database</text:span><text:span text:style-name="T60">s, Cloud Services, D</text:span><text:span text:style-name="T54">istributed </text:span><text:span text:style-name="T60">S</text:span><text:span text:style-name="T54">ystems</text:span><text:span text:style-name="T60">, Postgres </text:span><text:span text:style-name="T62">RDBMS</text:span><text:span text:style-name="T54"> </text:span><text:span text:style-name="T58">internals, </text:span><text:span text:style-name="T60">Kubernetes, </text:span><text:span text:style-name="T63">and Docker containers</text:span><text:span text:style-name="T54">.</text:span></text:h>
      <text:h text:style-name="P142" text:outline-level="1"/>
      <text:h text:style-name="P137" text:outline-level="1"><text:span text:style-name="T56">Since 2010, </text:span><text:span text:style-name="T54">I have kept pace with frontend technologies as well, so things like </text:span><text:span text:style-name="T62">NodeJS, </text:span><text:span text:style-name="T54">TypeScript, </text:span><text:span text:style-name="T57">various </text:span><text:span text:style-name="T54">Frontend frameworks, etc. are also in my wheelhouse. </text:span></text:h>
      <text:h text:style-name="P137" text:outline-level="1"><text:span text:style-name="T54"/></text:h>
      <text:h text:style-name="P139" text:outline-level="1"><text:span text:style-name="T54">Some </text:span><text:span text:style-name="T20">notable achievements</text:span><text:span text:style-name="T54"> of my career are: Developed Amazon Aurora Postgres’s transaction logging system, developed Postgres-as-a-Service </text:span><text:span text:style-name="T64">3 times, once </text:span><text:span text:style-name="T54">at EnterpriseDB, then at GE Digital on AWS and on Kubernetes.</text:span></text:h>
      <text:h text:style-name="P142" text:outline-level="1"/>
      <text:h text:style-name="P137" text:outline-level="1"><text:span text:style-name="T54">Please take your time to rea</text:span><text:span text:style-name="T55">d</text:span><text:span text:style-name="T54"> at least the first few pages of my resume, and I assure you, </text:span><text:span text:style-name="T20">you won't be disappointed</text:span><text:span text:style-name="T54"> :)</text:span></text:h>
      <text:h text:style-name="P142" text:outline-level="1"/>
      <text:h text:style-name="P142" text:outline-level="1">The resume is organized as follows:</text:h>
      <text:h text:style-name="P142" text:outline-level="1"/>
      <text:list text:style-name="L1">
        <text:list-item>
          <text:h text:style-name="P143" text:outline-level="1">Cover Letter</text:h>
          <text:h text:style-name="P140" text:outline-level="1"><text:span text:style-name="T59">This page. </text:span><text:span text:style-name="T54">You’re reading the cover letter.</text:span></text:h>
          <text:h text:style-name="P144" text:outline-level="1"/>
        </text:list-item>
        <text:list-item>
          <text:h text:style-name="P145" text:outline-level="1">One-page resume</text:h>
          <text:h text:style-name="P145" text:outline-level="1"><text:span text:style-name="T3">Page 2.</text:span> High-level overview of my skills and strengths.</text:h>
          <text:h text:style-name="P145" text:outline-level="1"/>
        </text:list-item>
        <text:list-item>
          <text:h text:style-name="P143" text:outline-level="1">Open Source contributions</text:h>
          <text:h text:style-name="P141" text:outline-level="1"><text:span text:style-name="T68">Page 3.</text:span><text:span text:style-name="T59"> Details of</text:span><text:span text:style-name="T54"> my contribution</text:span><text:span text:style-name="T61">s</text:span><text:span text:style-name="T54"> to various Open Source projects. </text:span><text:span text:style-name="T59">I’m proud of each of the items on this page.</text:span></text:h>
          <text:h text:style-name="P146" text:outline-level="1"/>
        </text:list-item>
        <text:list-item>
          <text:h text:style-name="P138" text:outline-level="1"><text:span text:style-name="T54">Summary/list of the </text:span><text:span text:style-name="T55">all </text:span><text:span text:style-name="T59">the jobs I’ve held over my career.</text:span></text:h>
          <text:h text:style-name="P147" text:outline-level="1">Page 4.</text:h>
          <text:h text:style-name="P145" text:outline-level="1"/>
        </text:list-item>
        <text:list-item>
          <text:h text:style-name="P143" text:outline-level="1">Detailed work experience</text:h>
          <text:h text:style-name="P145" text:outline-level="1"><text:span text:style-name="T3">Page 6.</text:span> The details of all the work I’ve accomplished over my career.</text:h>
        </text:list-item>
      </text:list>
      <text:list text:style-name="WW8Num2">
        <text:list-item>
          <text:h text:style-name="P134" text:outline-level="1">Gurjeet Singh</text:h>
        </text:list-item>
      </text:list>
      <text:p text:style-name="P37">singh.gurjeet@gmail.com</text:p>
      <text:p text:style-name="P36"/>
      <text:list text:style-name="L2">
        <text:list-item>
          <text:p text:style-name="P220"><text:span text:style-name="T192">Software </text:span><text:span text:style-name="T194">Architect,</text:span><text:span text:style-name="T192"> </text:span>Database <text:span text:style-name="T192">Architect</text:span>,<text:span text:style-name="T192"> </text:span>Systems Software Engineer with <text:span text:style-name="T167">20</text:span><text:span text:style-name="T187">+</text:span><text:span text:style-name="T167"> </text:span>years of experience.</text:p>
        </text:list-item>
        <text:list-item>
          <text:p text:style-name="P221">Proficient in C, PostgreSQL <text:span text:style-name="T192">database </text:span>internals, GNU/Linux, and Windows.</text:p>
        </text:list-item>
        <text:list-item>
          <text:p text:style-name="P223">Proficient in Docker <text:span text:style-name="T194">C</text:span>ontainers, Kubernetes, AWS, Azure, <text:span text:style-name="T194">GCP</text:span>.</text:p>
        </text:list-item>
        <text:list-item>
          <text:p text:style-name="P221">Fair exposure to C++, NodeJS, GoLang, Java, Oracle, MS-SQL Server, Solaris OS.</text:p>
        </text:list-item>
        <text:list-item>
          <text:p text:style-name="P221">Engineering lead<text:span text:style-name="T168">er</text:span> with a strong sense of ownership in everything I do.</text:p>
          <text:p text:style-name="P222"/>
        </text:list-item>
      </text:list>
      <text:p text:style-name="P114">I have spent most of my career developing RDBMS internals, including my work on Oracle’s Cost Based<text:line-break/>Query Optimizer, <text:span text:style-name="T188">Amazon Aurora Postgres,</text:span> and <text:span text:style-name="T196">notable</text:span> contributions to the Postgre<text:span text:style-name="T170">s</text:span> open source <text:span text:style-name="T196">project</text:span>; see the “Detailed Work Experience” section for details.</text:p>
      <text:p text:style-name="P111"><text:s/></text:p>
      <text:p text:style-name="P112">I have spoken/presented at <text:span text:style-name="T169">various </text:span>Conferences; see the “Speaking Engagements” section. </text:p>
      <text:p text:style-name="P113">I have <text:span text:style-name="T200">over </text:span>8 years of experience as a Postgre<text:span text:style-name="T170">s</text:span> Database Architect, <text:span text:style-name="T197">DBA</text:span>, <text:span text:style-name="T197">Database </text:span>Trainer, and <text:span text:style-name="T197">Database </text:span>Consultant. In these roles, <text:span text:style-name="T188">among other things, </text:span><text:span text:style-name="T189">I </text:span>helped customers learn Postgres development, Postgres internals, <text:span text:style-name="T201">performance tuning</text:span>, migrated <text:span text:style-name="T188">applications</text:span> from other databases to Postgres, and <text:span text:style-name="T202">recovering data from </text:span>Postgres <text:span text:style-name="T197">corruption</text:span><text:span text:style-name="T202">s</text:span><text:span text:style-name="T188">.</text:span></text:p>
      <text:p text:style-name="P10">Qualifications:</text:p>
      <text:p text:style-name="P10"/>
      <text:p text:style-name="P105">1. Agile/Scrum Master </text:p>
      <text:p text:style-name="P110">When:<text:tab/><text:tab/><text:tab/>January, 2015</text:p>
      <text:p text:style-name="P110">Institution:<text:tab/><text:tab/>Scrum Alliance </text:p>
      <text:p text:style-name="P12"/>
      <text:p text:style-name="P2"><text:span text:style-name="T109">2</text:span>. P<text:span text:style-name="T110">ost </text:span>G<text:span text:style-name="T110">raduate </text:span>Diploma in Advanced Computing</text:p>
      <text:p text:style-name="Standard">Duration:<text:tab/><text:tab/>Feb 2001-July 2001</text:p>
      <text:p text:style-name="Standard">Institution:<text:tab/><text:tab/><text:span text:style-name="T112">C-DAC (Center for Development of Advanced Computing)</text:span></text:p>
      <text:p text:style-name="P14"><text:tab/></text:p>
      <text:p text:style-name="P1"><text:span text:style-name="T109">3</text:span>. Bachelor of Engineering (Mechanical)</text:p>
      <text:p text:style-name="Standard">Duration:<text:tab/><text:tab/>1996-2000</text:p>
      <text:p text:style-name="Standard">Institution:<text:tab/><text:tab/><text:span text:style-name="T111">Gulbarga University</text:span>, India.</text:p>
      <text:p text:style-name="Standard"/>
      <text:p text:style-name="P11">Fields of Interest:</text:p>
      <text:p text:style-name="P123">OS internals, Compilers, RDBMS, <text:span text:style-name="T171">Distributed Systems, Linux Containers, Kubernetes, RISC-V.</text:span></text:p>
      <text:p text:style-name="P119"/>
      <text:p text:style-name="P10">Skill<text:span text:style-name="T113">s</text:span>:</text:p>
      <text:p text:style-name="P122"><text:span text:style-name="T12">Programming Languages:</text:span><text:span text:style-name="T114"> </text:span>C, <text:span text:style-name="T172">Golang, </text:span>C++, <text:span text:style-name="T198">Java, </text:span><text:span text:style-name="T199">Javascript, Typescript, </text:span>Shell, and some assembly.</text:p>
      <text:p text:style-name="P121"/>
      <text:p text:style-name="Standard"><text:span text:style-name="T12">Operating Systems:</text:span><text:span text:style-name="T114"> </text:span>Windows 9x, Windows NT, Sun Solaris, GNU/Linux.</text:p>
      <text:p text:style-name="Standard"/>
      <text:p text:style-name="Standard"><text:span text:style-name="T12">Databases:</text:span><text:span text:style-name="T114"> </text:span>Oracle, MS-SQL server, <text:span text:style-name="T173">Sybase, SQLite, </text:span>and an expert in Postgres.</text:p>
      <text:p text:style-name="Standard"/>
      <text:p text:style-name="P121"><text:span text:style-name="T12">Web Technologies:</text:span><text:span text:style-name="T114"> </text:span><text:span text:style-name="T71">NodeJS, AngularJS, </text:span><text:span text:style-name="T207">REST </text:span><text:span text:style-name="T209">APIs</text:span><text:span text:style-name="T207">, Microservices, </text:span>XML, HTML, Web 2.0, PHP.</text:p>
      <text:p text:style-name="P13"/>
      <text:p text:style-name="P13"/>
      <text:p text:style-name="P124">v.202<text:span text:style-name="T191">31</text:span><text:span text:style-name="T195">217</text:span>.<text:span text:style-name="T188">1</text:span></text:p>
      <text:list xml:id="list3018327871" text:style-name="WW8Num5">
        <text:list-header>
          <text:p text:style-name="P148"><text:span text:style-name="T204">Open Source </text:span><text:span text:style-name="T205">Contributions</text:span></text:p>
          <text:p text:style-name="P149"><text:span text:style-name="T203"/></text:p>
          <text:p text:style-name="P150">Duration:<text:tab/><text:tab/><text:span text:style-name="T129">2005 – now</text:span></text:p>
        </text:list-header>
      </text:list>
      <text:p text:style-name="P131"/>
      <text:p text:style-name="P17"><text:span text:style-name="T129"><text:tab/></text:span><text:span text:style-name="T164">Projects:</text:span></text:p>
      <text:p text:style-name="P20">Postgre<text:span text:style-name="T170">s </text:span>RDBMS</text:p>
      <text:list xml:id="list177125905" text:style-name="L3">
        <text:list-item>
          <text:list>
            <text:list-item>
              <text:list>
                <text:list-item>
                  <text:list>
                    <text:list-item>
                      <text:list>
                        <text:list-item>
                          <text:list>
                            <text:list-item>
                              <text:list>
                                <text:list-header>
                                  <text:p text:style-name="P151"><text:span text:style-name="T53">Language:</text:span><text:span text:style-name="T54"><text:tab/>C</text:span></text:p>
                                </text:list-header>
                              </text:list>
                            </text:list-item>
                          </text:list>
                        </text:list-item>
                      </text:list>
                    </text:list-item>
                  </text:list>
                  <text:p text:style-name="P159"><text:span text:style-name="T53">Role:</text:span><text:span text:style-name="T17"><text:tab/><text:tab/>Contributor, </text:span><text:span text:style-name="T18">Hacker, </text:span><text:span text:style-name="T19">Developer, </text:span><text:span text:style-name="T18">Reviewer</text:span></text:p>
                </text:list-item>
              </text:list>
            </text:list-item>
          </text:list>
        </text:list-item>
      </text:list>
      <text:p text:style-name="P127"/>
      <text:p text:style-name="P26"><text:span text:style-name="T24">Description:<text:tab/></text:span><text:span text:style-name="T54">Postgres is the most advanced Open Source RDBMS</text:span></text:p>
      <text:p text:style-name="P130"/>
      <text:p text:style-name="P22">Contributions <text:span text:style-name="T190">to Core Postgres</text:span>:</text:p>
      <text:list xml:id="list4287460319" text:style-name="L4">
        <text:list-item>
          <text:p text:style-name="P163"><text:span text:style-name="T33">Found </text:span><text:span text:style-name="T30">and</text:span><text:span text:style-name="T33"> fixed a Security Vulnerability </text:span><text:span text:style-name="T40">(CVE-2009-4136) </text:span><text:span text:style-name="T175">(</text:span><text:a xlink:type="simple" xlink:href="https://bit.ly/3ICEKKd" text:style-name="Internet_20_link" text:visited-style-name="Visited_20_Internet_20_Link"><text:span text:style-name="T179">commit</text:span></text:a><text:span text:style-name="T176">, </text:span><text:a xlink:type="simple" xlink:href="https://bit.ly/3CTK8Y3" text:style-name="Internet_20_link" text:visited-style-name="Visited_20_Internet_20_Link"><text:span text:style-name="T179">discussion</text:span></text:a><text:span text:style-name="T177">,</text:span><text:span text:style-name="T175"> </text:span><text:a xlink:type="simple" xlink:href="http://bit.ly/1xfwQv0" text:style-name="Internet_20_link" text:visited-style-name="Visited_20_Internet_20_Link"><text:span text:style-name="T178">docs</text:span></text:a><text:span text:style-name="T177">)</text:span></text:p>
        </text:list-item>
        <text:list-item>
          <text:p text:style-name="P226"><text:span text:style-name="T77">Feature: </text:span><text:span text:style-name="T73">R</text:span><text:span text:style-name="T74">eplace Primary Key index of a table </text:span><text:span text:style-name="T90">(</text:span><text:a xlink:type="simple" xlink:href="https://bit.ly/36tIQGY" text:style-name="Internet_20_link" text:visited-style-name="Visited_20_Internet_20_Link"><text:span text:style-name="T92">commit</text:span></text:a><text:span text:style-name="T97">, </text:span><text:a xlink:type="simple" xlink:href="https://bit.ly/3qm66xQ" text:style-name="Internet_20_link" text:visited-style-name="Visited_20_Internet_20_Link"><text:span text:style-name="T92">submission</text:span></text:a><text:span text:style-name="T98">, </text:span><text:a xlink:type="simple" xlink:href="https://bit.ly/3wkrwPy" text:style-name="Internet_20_link" text:visited-style-name="Visited_20_Internet_20_Link"><text:span text:style-name="T99">discussion</text:span></text:a><text:span text:style-name="T98">,</text:span><text:span text:style-name="T97"> </text:span><text:a xlink:type="simple" xlink:href="https://bit.ly/3iiE81x" text:style-name="Internet_20_link" text:visited-style-name="Visited_20_Internet_20_Link"><text:span text:style-name="T98">docs</text:span></text:a><text:span text:style-name="T90">)</text:span></text:p>
        </text:list-item>
        <text:list-item>
          <text:p text:style-name="P226"><text:span text:style-name="T78">Feature: </text:span><text:span text:style-name="T73">Improve </text:span><text:span text:style-name="T74">interaction with Linux OOM Killer </text:span><text:span text:style-name="T90">(</text:span><text:a xlink:type="simple" xlink:href="https://bit.ly/37DLMkN" text:style-name="Internet_20_link" text:visited-style-name="Visited_20_Internet_20_Link"><text:span text:style-name="T96">commit</text:span></text:a><text:span text:style-name="T91">, </text:span><text:a xlink:type="simple" xlink:href="https://bit.ly/36zVlkt" text:style-name="Internet_20_link" text:visited-style-name="Visited_20_Internet_20_Link"><text:span text:style-name="T96">submission</text:span></text:a><text:span text:style-name="T91">, </text:span><text:a xlink:type="simple" xlink:href="https://bit.ly/3JpinJm" text:style-name="Internet_20_link" text:visited-style-name="Visited_20_Internet_20_Link"><text:span text:style-name="T96">discussion</text:span></text:a><text:span text:style-name="T91">, </text:span><text:a xlink:type="simple" xlink:href="https://bit.ly/3ikcwZJ" text:style-name="Internet_20_link" text:visited-style-name="Visited_20_Internet_20_Link"><text:span text:style-name="T96">docs</text:span></text:a><text:span text:style-name="T90">)</text:span></text:p>
        </text:list-item>
      </text:list>
      <text:list text:style-name="L5">
        <text:list-item>
          <text:list>
            <text:list-item>
              <text:list>
                <text:list-header>
                  <text:p text:style-name="P225"><text:span text:style-name="T186">It was very difficult to convince </text:span><text:span text:style-name="T174">Tom Lane </text:span><text:span text:style-name="T186">that this idea had </text:span><text:span text:style-name="T174">merit.</text:span></text:p>
                </text:list-header>
              </text:list>
            </text:list-item>
          </text:list>
        </text:list-item>
      </text:list>
      <text:list text:continue-list="list4287460319" text:style-name="L4">
        <text:list-item>
          <text:p text:style-name="P226"><text:span text:style-name="T78">Feature: </text:span><text:span text:style-name="T73">T</text:span><text:span text:style-name="T74">he \ir command for psql <text:s/></text:span><text:span text:style-name="T90">(</text:span><text:a xlink:type="simple" xlink:href="https://bit.ly/3N7DO3S" text:style-name="Internet_20_link" text:visited-style-name="Visited_20_Internet_20_Link"><text:span text:style-name="T95">commit</text:span></text:a><text:span text:style-name="T93">, </text:span><text:a xlink:type="simple" xlink:href="https://bit.ly/3CWuDyj" text:style-name="Internet_20_link" text:visited-style-name="Visited_20_Internet_20_Link"><text:span text:style-name="T95">submission</text:span></text:a><text:span text:style-name="T93">, </text:span><text:a xlink:type="simple" xlink:href="https://bit.ly/3tmZSPT" text:style-name="Internet_20_link" text:visited-style-name="Visited_20_Internet_20_Link"><text:span text:style-name="T94">review</text:span></text:a><text:span text:style-name="T93">, </text:span><text:a xlink:type="simple" xlink:href="https://bit.ly/3inz1Nm" text:style-name="Internet_20_link" text:visited-style-name="Visited_20_Internet_20_Link"><text:span text:style-name="T95">docs</text:span></text:a><text:span text:style-name="T90">)</text:span></text:p>
        </text:list-item>
        <text:list-item>
          <text:p text:style-name="P226"><text:span text:style-name="T74">Fix a Windows </text:span><text:span text:style-name="T77">OS</text:span><text:span text:style-name="T74">-</text:span><text:span text:style-name="T77">specific</text:span><text:span text:style-name="T74"> race condition </text:span><text:span text:style-name="T90">(</text:span><text:a xlink:type="simple" xlink:href="https://bit.ly/3ubWeaV" text:style-name="Internet_20_link" text:visited-style-name="Visited_20_Internet_20_Link"><text:span text:style-name="T96">commit</text:span></text:a><text:span text:style-name="T93">, </text:span><text:a xlink:type="simple" xlink:href="https://bit.ly/3qlvKm7" text:style-name="Internet_20_link" text:visited-style-name="Visited_20_Internet_20_Link"><text:span text:style-name="T101">submission</text:span></text:a><text:span text:style-name="T90">)</text:span></text:p>
        </text:list-item>
        <text:list-item>
          <text:p text:style-name="P226"><text:span text:style-name="T78">Feature: </text:span><text:span text:style-name="T74">Improve pgbench to support large databases </text:span><text:span text:style-name="T90">(</text:span><text:a xlink:type="simple" xlink:href="https://bit.ly/3tomZd1" text:style-name="Internet_20_link" text:visited-style-name="Visited_20_Internet_20_Link"><text:span text:style-name="T100">commit</text:span></text:a><text:span text:style-name="T93">, </text:span><text:a xlink:type="simple" xlink:href="https://bit.ly/365LsLy" text:style-name="Internet_20_link" text:visited-style-name="Visited_20_Internet_20_Link"><text:span text:style-name="T100">submission</text:span></text:a><text:span text:style-name="T93">, </text:span><text:a xlink:type="simple" xlink:href="https://bit.ly/3N3026V" text:style-name="Internet_20_link" text:visited-style-name="Visited_20_Internet_20_Link"><text:span text:style-name="T100">discussion</text:span></text:a><text:span text:style-name="T90">)</text:span></text:p>
        </text:list-item>
        <text:list-item>
          <text:p text:style-name="P226"><text:span text:style-name="T78">Feature: </text:span><text:span text:style-name="T74">pgbench: </text:span><text:span text:style-name="T75">add client_id variable </text:span><text:span text:style-name="T74"><text:s/></text:span><text:span text:style-name="T90">(</text:span><text:a xlink:type="simple" xlink:href="https://bit.ly/3ujbq6m" text:style-name="Internet_20_link" text:visited-style-name="Visited_20_Internet_20_Link"><text:span text:style-name="T100">commit</text:span></text:a><text:span text:style-name="T93">, </text:span><text:a xlink:type="simple" xlink:href="https://bit.ly/3tpoWWM" text:style-name="Internet_20_link" text:visited-style-name="Visited_20_Internet_20_Link"><text:span text:style-name="T100">submission</text:span></text:a><text:span text:style-name="T90">)</text:span></text:p>
        </text:list-item>
        <text:list-item>
          <text:p text:style-name="P226"><text:span text:style-name="T73">List of all my </text:span><text:span text:style-name="T74">contributions </text:span><text:span text:style-name="T79">to core </text:span><text:span text:style-name="T76">(</text:span><text:span text:style-name="T79">many</text:span><text:span text:style-name="T76"> not mentione</text:span><text:span text:style-name="T77">d</text:span><text:span text:style-name="T76"> in the list above)</text:span><text:span text:style-name="T74">: <text:s/></text:span><text:a xlink:type="simple" xlink:href="http://bit.ly/1q208OG" text:style-name="Internet_20_link" text:visited-style-name="Visited_20_Internet_20_Link"><text:span text:style-name="T104">link to search results</text:span></text:a></text:p>
        </text:list-item>
      </text:list>
      <text:p text:style-name="P128"/>
      <text:p text:style-name="P23">Contributions to Postgres ecosystem</text:p>
      <text:p text:style-name="P126"/>
      <text:list text:style-name="L6">
        <text:list-item>
          <text:p text:style-name="P157">Postgres Tools</text:p>
        </text:list-item>
        <text:list-item>
          <text:p text:style-name="P164"><text:span text:style-name="T80">Creator of </text:span><text:span text:style-name="T74">Index Advisor </text:span><text:span text:style-name="T73">extension</text:span><text:span text:style-name="T74"> </text:span><text:span text:style-name="T90">(</text:span><text:a xlink:type="simple" xlink:href="https://bit.ly/3CVKGfW" text:style-name="Internet_20_link" text:visited-style-name="Visited_20_Internet_20_Link"><text:span text:style-name="T102">Git repo</text:span></text:a><text:span text:style-name="T90">)</text:span></text:p>
        </text:list-item>
        <text:list-item>
          <text:p text:style-name="P165"><text:span text:style-name="T80">Creator of </text:span><text:span text:style-name="T73">Postgres Hibernator extension</text:span><text:span text:style-name="T74"> </text:span><text:span text:style-name="T90">(</text:span><text:a xlink:type="simple" xlink:href="https://bit.ly/36tAO0L" text:style-name="Internet_20_link" text:visited-style-name="Visited_20_Internet_20_Link"><text:span text:style-name="T103">Git repo</text:span></text:a><text:span text:style-name="T90">)</text:span></text:p>
        </text:list-item>
        <text:list-item>
          <text:p text:style-name="P166"><text:span text:style-name="T35">Creator of </text:span><text:span text:style-name="T32">DBYardstick – </text:span><text:span text:style-name="T36">a </text:span><text:span text:style-name="T32">Lightweight TPC-C Benchmark in NodeJS </text:span><text:span text:style-name="T180">(</text:span><text:a xlink:type="simple" xlink:href="http://bit.ly/dbyardstick" text:style-name="Internet_20_link" text:visited-style-name="Visited_20_Internet_20_Link"><text:span text:style-name="T181">Git repo</text:span></text:a><text:span text:style-name="T180">)</text:span></text:p>
        </text:list-item>
        <text:list-item>
          <text:p text:style-name="P167"><text:span text:style-name="T35">Creator of </text:span><text:span text:style-name="T36">pg_plan_guarantee Extension</text:span><text:span text:style-name="T32"> – </text:span><text:span text:style-name="T180">(</text:span><text:a xlink:type="simple" xlink:href="https://bit.ly/3Lo0cEv" text:style-name="Internet_20_link" text:visited-style-name="Visited_20_Internet_20_Link"><text:span text:style-name="T181">Git repo</text:span></text:a><text:span text:style-name="T180">)</text:span></text:p>
        </text:list-item>
        <text:list-item>
          <text:p text:style-name="P171"><text:span text:style-name="T27">Postgres-</text:span><text:span text:style-name="T28">Hackers</text:span><text:span text:style-name="T29"> </text:span><text:span text:style-name="T40">mailing-list contributions/reviews/conversations</text:span></text:p>
        </text:list-item>
        <text:list-item>
          <text:p text:style-name="P169"><text:a xlink:type="simple" xlink:href="http://bit.ly/1oeQaUu" text:style-name="Internet_20_link" text:visited-style-name="Visited_20_Internet_20_Link"><text:span text:style-name="T105">link to search results</text:span></text:a></text:p>
        </text:list-item>
        <text:list-item>
          <text:p text:style-name="P157">Blogs</text:p>
        </text:list-item>
        <text:list-item>
          <text:p text:style-name="P168"><text:a xlink:type="simple" xlink:href="http://bit.ly/1uqN8BG" text:style-name="Internet_20_link" text:visited-style-name="Visited_20_Internet_20_Link"><text:span text:style-name="T36">Current Blog</text:span></text:a><text:span text:style-name="T38">,</text:span><text:span text:style-name="T32"> </text:span><text:a xlink:type="simple" xlink:href="http://bit.ly/1tCskcz" text:style-name="Internet_20_link" text:visited-style-name="Visited_20_Internet_20_Link"><text:span text:style-name="T37">Random Neural Firings</text:span></text:a><text:span text:style-name="T39">, </text:span><text:a xlink:type="simple" xlink:href="http://bit.ly/1uqNb09" text:style-name="Internet_20_link" text:visited-style-name="Visited_20_Internet_20_Link"><text:span text:style-name="T38">Left-Brain Dump</text:span></text:a></text:p>
        </text:list-item>
      </text:list>
      <text:p text:style-name="P129"><text:span text:style-name="T128"/></text:p>
      <text:p text:style-name="P21">Speaking Engagements at Conferences</text:p>
      <text:p text:style-name="P125"/>
      <text:list text:continue-numbering="true" text:style-name="L6">
        <text:list-item>
          <text:p text:style-name="P158">Postgres Open</text:p>
          <text:list>
            <text:list-header>
              <text:p text:style-name="P160">2015 - Postgres Inside Out</text:p>
            </text:list-header>
          </text:list>
          <text:p text:style-name="P160">2014 - How Databases Work - For Developers, Accidental DBAs and Managers</text:p>
          <text:p text:style-name="P161">2013 - How Postgres is different from (read BETTER than) your database</text:p>
          <text:p text:style-name="P161">2011 - Introducing Postgres Enterprise Manager</text:p>
          <text:p text:style-name="P161">2011 - Why you should NOT move away from Oracle</text:p>
          <text:p text:style-name="P161">2011 - Postgres Plus Cloud Database</text:p>
          <text:p text:style-name="P173"/>
        </text:list-item>
        <text:list-item>
          <text:p text:style-name="P152"><text:span text:style-name="T53">PGCon</text:span><text:span text:style-name="T116">(</text:span><text:span text:style-name="T127">the Original, </text:span><text:span text:style-name="T116">Postgres Hackers' annual conference)</text:span></text:p>
          <text:p text:style-name="P172"><text:span text:style-name="T34">2011 - Best Practices with Ora2Pg </text:span><text:span text:style-name="T182">(</text:span><text:a xlink:type="simple" xlink:href="https://bit.ly/3N4WhxX" text:style-name="Internet_20_link" text:visited-style-name="Visited_20_Internet_20_Link"><text:span text:style-name="T183">link</text:span></text:a><text:span text:style-name="T182">)</text:span></text:p>
          <text:p text:style-name="P174"/>
        </text:list-item>
      </text:list>
      <text:p text:style-name="P19">Other Open Source Projects, <text:span text:style-name="T185">and Work</text:span></text:p>
      <text:list text:continue-list="list177125905" text:style-name="L3">
        <text:list-header>
          <text:p text:style-name="P175"><text:span text:style-name="T126"/></text:p>
        </text:list-header>
        <text:list-item>
          <text:p text:style-name="P176"><text:span text:style-name="T31">Creator</text:span><text:span text:style-name="T32"> </text:span><text:span text:style-name="T31">of the vim-darwin package in NixOS </text:span><text:span text:style-name="T180">(</text:span><text:a xlink:type="simple" xlink:href="https://bit.ly/3v0Wg7l" text:style-name="Internet_20_link" text:visited-style-name="Visited_20_Internet_20_Link"><text:span text:style-name="T184">merged Pull Request</text:span></text:a><text:span text:style-name="T180">)</text:span></text:p>
        </text:list-item>
        <text:list-item>
          <text:p text:style-name="P170"><text:span text:style-name="T35">Creator of </text:span><text:span text:style-name="T32">ZFS File System driver for Docker containers </text:span><text:span text:style-name="T180">(</text:span><text:a xlink:type="simple" xlink:href="http://bit.ly/docker_zfs_driver" text:style-name="Internet_20_link" text:visited-style-name="Visited_20_Internet_20_Link"><text:span text:style-name="T181">Git repo</text:span></text:a><text:span text:style-name="T180">)</text:span></text:p>
        </text:list-item>
      </text:list>
      <text:p text:style-name="P132">Work Experience (summary)</text:p>
      <text:p text:style-name="P10"/>
      <text:list text:style-name="WW8Num1">
        <text:list-item>
          <text:p text:style-name="P227"><text:span text:style-name="T161">Open Source<text:line-break/>Designation:<text:tab/></text:span><text:span text:style-name="T163">Contributor / </text:span><text:span text:style-name="T162">Hacker / Developer</text:span><text:span text:style-name="T161"> </text:span></text:p>
        </text:list-item>
      </text:list>
      <text:p text:style-name="P101">Duration:<text:tab/><text:span text:style-name="T129">2005 – Now</text:span></text:p>
      <text:p text:style-name="P108"/>
      <text:p text:style-name="P41"><text:span text:style-name="T150">Description:<text:tab/></text:span><text:span text:style-name="T72">Contribut</text:span><text:span text:style-name="T89">ed</text:span><text:span text:style-name="T72"> </text:span><text:span text:style-name="T106">new </text:span><text:span text:style-name="T89">features and bug-fixes </text:span><text:span text:style-name="T72">to Postgres project. Developed projects </text:span><text:span text:style-name="T106">and <text:tab/></text:span><text:span text:style-name="T108">Postgres </text:span><text:span text:style-name="T106">extensions </text:span><text:span text:style-name="T72">of my own. Speaker at conferences. See “</text:span><text:span text:style-name="T107">Open Source <text:tab/>Contributions</text:span><text:span text:style-name="T72">” section for details.</text:span></text:p>
      <text:list text:continue-numbering="true" text:style-name="WW8Num1">
        <text:list-item>
          <text:p text:style-name="P229">Amazon Web Services</text:p>
          <text:p text:style-name="P229">Designation:<text:tab/><text:span text:style-name="T129">Senior Software Engineer</text:span></text:p>
          <text:p text:style-name="P234">Duration:<text:span text:style-name="T129"><text:tab/>Jun 202</text:span><text:span text:style-name="T137">2</text:span><text:span text:style-name="T129"> – present</text:span></text:p>
          <text:p text:style-name="P234"><text:span text:style-name="T129"/></text:p>
          <text:p text:style-name="P234">Description:<text:tab/><text:span text:style-name="T142">C</text:span><text:span text:style-name="T129">ontribute </text:span><text:span text:style-name="T143">new features and bug fixes </text:span><text:span text:style-name="T129">to the Postgres open source project.</text:span></text:p>
          <text:p text:style-name="P234"><text:span text:style-name="T129"/></text:p>
        </text:list-item>
        <text:list-item>
          <text:p text:style-name="P232">Supabase Inc.</text:p>
          <text:p text:style-name="P232">Designation:<text:tab/><text:span text:style-name="T129">Fellow Engineer</text:span></text:p>
          <text:p text:style-name="P235">Duration:<text:span text:style-name="T129"><text:tab/></text:span><text:span text:style-name="T138">Sep</text:span><text:span text:style-name="T136">.</text:span><text:span text:style-name="T129"> 202</text:span><text:span text:style-name="T136">1</text:span><text:span text:style-name="T129"> – </text:span></text:p>
          <text:p text:style-name="P240"/>
        </text:list-item>
      </text:list>
      <text:p text:style-name="P104"><text:span text:style-name="T129"><text:tab/></text:span><text:span text:style-name="T41">Description:<text:tab/></text:span><text:span text:style-name="T129">Contribute </text:span><text:span text:style-name="T141">new </text:span><text:span text:style-name="T140">features and bug fixes </text:span><text:span text:style-name="T129">to Postgres community, and </text:span><text:span text:style-name="T133">initiate &amp; </text:span><text:span text:style-name="T129">work on <text:tab/><text:tab/><text:tab/>company’s long-term, </text:span><text:span text:style-name="T134">multi-year </text:span><text:span text:style-name="T129">project</text:span><text:span text:style-name="T131">s.</text:span></text:p>
      <text:list text:continue-numbering="true" text:style-name="WW8Num1">
        <text:list-header>
          <text:p text:style-name="P232"/>
        </text:list-header>
        <text:list-item>
          <text:p text:style-name="P232">GE Digital</text:p>
          <text:p text:style-name="P246"><text:span text:style-name="T151">Designation:<text:tab/></text:span><text:span text:style-name="T158">Principal Engineer</text:span></text:p>
        </text:list-item>
      </text:list>
      <text:p text:style-name="P100">Duration:<text:tab/><text:span text:style-name="T129">May 2016 – </text:span><text:span text:style-name="T132">Aug. 2021</text:span></text:p>
      <text:p text:style-name="P106"/>
      <text:p text:style-name="P97"><text:span text:style-name="T11">Description:<text:tab/></text:span><text:span text:style-name="T86">Architected, <text:s/>developed, <text:s/>owned, </text:span><text:span text:style-name="T87">and operated</text:span><text:span text:style-name="T86"> </text:span><text:span text:style-name="T72">Postgres-as-a-Service </text:span><text:span text:style-name="T86">at Predix Platform <text:tab/><text:tab/></text:span><text:span text:style-name="T88">on</text:span><text:span text:style-name="T86"> </text:span><text:span text:style-name="T87">AWS,</text:span><text:span text:style-name="T86"> as well as air-gapped Kubernetes platform. </text:span><text:span text:style-name="T72">Service Owner of Blobstore service.</text:span></text:p>
      <text:list text:continue-numbering="true" text:style-name="WW8Num1">
        <text:list-item>
          <text:p text:style-name="P233">Amazon Web Services </text:p>
        </text:list-item>
      </text:list>
      <text:p text:style-name="P98">Designation:<text:tab/><text:span text:style-name="T129">Software Development Engineer</text:span></text:p>
      <text:p text:style-name="P99">Duration:<text:tab/><text:span text:style-name="T129">May 2015 – May 2016</text:span></text:p>
      <text:p text:style-name="P107"/>
      <text:p text:style-name="P39"><text:span text:style-name="T152">Description:<text:tab/></text:span><text:span text:style-name="T157">Architect and develop Amazon Aurora for Postgres. Help with Amazon RDS Postgres.</text:span></text:p>
      <text:list text:continue-numbering="true" text:style-name="WW8Num1">
        <text:list-item>
          <text:p text:style-name="P177">Thales e-Security, San Jose, CA., USA</text:p>
          <text:p text:style-name="P247"><text:span text:style-name="T153">Designation:<text:tab/></text:span><text:span text:style-name="T156">Senior Engineer, Database Specialist</text:span></text:p>
          <text:p text:style-name="P228"><text:span text:style-name="T148">Duration: <text:tab/></text:span><text:span text:style-name="T149">Nov. 2014 – May 2015</text:span></text:p>
          <text:p text:style-name="P243"/>
        </text:list-item>
      </text:list>
      <text:p text:style-name="P79"><text:span text:style-name="T150"><text:tab/>Description: <text:tab/></text:span><text:span text:style-name="T156">Design and develop an HSM (Hardware Security Module) Manager using service- <text:tab/><text:tab/><text:tab/>oriented architecture. Also, migrate a long-standing market-leading hardware key- <text:tab/><text:tab/><text:tab/>manager from embedded MySQL to Postgres.</text:span></text:p>
      <text:list text:continue-numbering="true" text:style-name="WW8Num1">
        <text:list-item>
          <text:p text:style-name="P196"><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7"><text:span text:style-name="T5">Designation:<text:tab/></text:span><text:span text:style-name="T42">Database Architect</text:span></text:p>
      <text:p text:style-name="P56"><text:span text:style-name="T5">Duration:<text:tab/></text:span><text:span text:style-name="T43">Feb.</text:span><text:span text:style-name="T41"> 20</text:span><text:span text:style-name="T43">11</text:span><text:span text:style-name="T41"> </text:span><text:span text:style-name="T52">–</text:span><text:span text:style-name="T41"> </text:span><text:span text:style-name="T47">Oct. 2014</text:span></text:p>
      <text:p text:style-name="P49"/>
      <text:p text:style-name="P55"><text:span text:style-name="T10">Designation:</text:span><text:span text:style-name="T2"><text:tab/></text:span><text:span text:style-name="T52">Principal Systems Engineer</text:span></text:p>
      <text:p text:style-name="P55"><text:span text:style-name="T10">Duration:</text:span><text:span text:style-name="T52"><text:tab/>Feb. 2010 – Jan. 2011</text:span></text:p>
      <text:p text:style-name="P78"><text:soft-page-break/></text:p>
      <text:p text:style-name="P53"><text:span text:style-name="T5">Description:</text:span><text:span text:style-name="T41"><text:tab/>Worked on database internals and contributed to Open Source Postgres </text:span><text:span text:style-name="T50">database </text:span><text:span text:style-name="T49">project</text:span><text:span text:style-name="T41">. My work as a primary/sole contributor includes Index Advisor, Reindex Primary Key Indexes, Postgres Hibernator, DBYardstick Benchmark development. I also co-lead the Postgres Plus Cloud Database and Postgres Enterprise Manager projects.</text:span></text:p>
      <text:p text:style-name="P48"/>
      <text:p text:style-name="P54"><text:span text:style-name="T44"><text:tab/></text:span><text:span text:style-name="T51">I provided consulting services</text:span><text:span text:style-name="T44">, </text:span><text:span text:style-name="T51">where I</text:span><text:span text:style-name="T47"> helped </text:span><text:span text:style-name="T44">customers and partners perform Architectural Health Checks of Postgres databases, perform database migrations, <text:s/>conduct trainings, develop custom replication solutions </text:span><text:span text:style-name="T47">to other database</text:span><text:span text:style-name="T44">, etc. </text:span><text:span text:style-name="T46">while also participate in Postgres community contributing code patches and features.</text:span></text:p>
      <text:p text:style-name="P47"/>
      <text:list text:continue-numbering="true" text:style-name="WW8Num1">
        <text:list-item>
          <text:p text:style-name="P178">EnterpriseDB Software India Pvt. Ltd., Pune, India.</text:p>
        </text:list-item>
      </text:list>
      <text:p text:style-name="P43"><text:span text:style-name="T5"><text:tab/>Designation:<text:tab/></text:span><text:span text:style-name="T41">Lead Engineer.</text:span></text:p>
      <text:p text:style-name="P43"><text:span text:style-name="T5"><text:tab/>Duration:<text:tab/></text:span><text:span text:style-name="T41">July 2006 – </text:span><text:span text:style-name="T45">Jan. 2010</text:span></text:p>
      <text:p text:style-name="P45"/>
      <text:p text:style-name="P46"><text:span text:style-name="T5">Description:</text:span><text:tab/>Researching new features and implementing them in the EnterpriseDB RDBMS (which is based on Postgre<text:span text:style-name="T170">s</text:span>). Act as Trainer, Consultant and Remote-DBA for customers and partners, on different occasions.</text:p>
      <text:p text:style-name="P44"/>
      <text:list text:continue-numbering="true" text:style-name="WW8Num1">
        <text:list-item>
          <text:p text:style-name="P177">CommVault Systems (India) Pvt. Ltd., Hyderabad, India.</text:p>
        </text:list-item>
      </text:list>
      <text:p text:style-name="P42"><text:span text:style-name="T5"><text:tab/>Designation:<text:tab/></text:span><text:span text:style-name="T41">Software Engineer.</text:span></text:p>
      <text:p text:style-name="P42"><text:span text:style-name="T5"><text:tab/>Duration:<text:tab/></text:span><text:span text:style-name="T41">May 2005 – July 2006</text:span></text:p>
      <text:p text:style-name="P44"/>
      <text:p text:style-name="P52"><text:span text:style-name="T5">Description:</text:span><text:span text:style-name="T41"><text:tab/>Develop and bug-fix the Report Generation Server, developed in C++, which interacts with MS-SQL Server for its data storage needs.</text:span></text:p>
      <text:p text:style-name="P44"/>
      <text:list text:continue-numbering="true" text:style-name="WW8Num1">
        <text:list-item>
          <text:p text:style-name="P177">Oracle India Private Ltd., Bangalore, India.</text:p>
        </text:list-item>
      </text:list>
      <text:p text:style-name="P93"><text:span text:style-name="T5"><text:tab/>Designation:<text:tab/></text:span><text:span text:style-name="T41">Member Technical Staff.</text:span></text:p>
      <text:p text:style-name="P93"><text:span text:style-name="T5"><text:tab/>Duration:<text:tab/></text:span><text:span text:style-name="T41">Nov 2003 – May 2005</text:span></text:p>
      <text:p text:style-name="P34"/>
      <text:p text:style-name="P115"><text:span text:style-name="T5">Description:</text:span><text:span text:style-name="T41"><text:tab/>Suggesting and implementing new features, and fixing defects in the </text:span><text:span text:style-name="T15">Cost Based Optimizer</text:span><text:span text:style-name="T41"> module of the Oracle RDBMS, on Solaris and Linux platforms.</text:span></text:p>
      <text:p text:style-name="P35"/>
      <text:list text:continue-numbering="true" text:style-name="WW8Num1">
        <text:list-item>
          <text:p text:style-name="P153">Aztec Software and Services Ltd., Bangalore, India.</text:p>
        </text:list-item>
      </text:list>
      <text:p text:style-name="P93"><text:span text:style-name="T5"><text:tab/>Designation:</text:span><text:span text:style-name="T41"> <text:tab/>Developer.</text:span></text:p>
      <text:p text:style-name="P93"><text:span text:style-name="T5"><text:tab/>Duration:</text:span><text:span text:style-name="T41"> <text:tab/>Sept 2003 – Nov 2003</text:span></text:p>
      <text:p text:style-name="P34"/>
      <text:p text:style-name="P115"><text:span text:style-name="T5">Description:</text:span><text:span text:style-name="T41"><text:tab/>Designed </text:span><text:span text:style-name="T15">External Stored Procedures</text:span><text:span text:style-name="T41"> feature for an RDBMS product, which was being developed for a customer.</text:span></text:p>
      <text:p text:style-name="P35"/>
      <text:list text:continue-numbering="true" text:style-name="WW8Num1">
        <text:list-item>
          <text:p text:style-name="P153">Vaman Technologies (R&amp;D) Ltd, Mumbai, India.</text:p>
        </text:list-item>
      </text:list>
      <text:p text:style-name="P94"><text:span text:style-name="T9">Designation:</text:span> <text:tab/>Junior Software Engineer.</text:p>
      <text:p text:style-name="P94"><text:span text:style-name="T9">Duration:</text:span> <text:tab/>July 2001 – Sept 2003</text:p>
      <text:p text:style-name="P94"/>
      <text:p text:style-name="P117"><text:span text:style-name="T9">Description:</text:span><text:tab/>Worked on various components of an RDBMS, including the TPC-C benchmarking utility, the Query Parser, Procedural Language support, OS independent kernel, and the OS abstraction layer.</text:p>
      <text:p text:style-name="P116"/>
      <text:list text:continue-list="list3018327871" text:style-name="WW8Num5">
        <text:list-header>
          <text:p text:style-name="P244"><text:span text:style-name="T193">Work </text:span>Experience <text:span text:style-name="T193">(detailed)</text:span></text:p>
          <text:p text:style-name="P245"/>
        </text:list-header>
        <text:list-item>
          <text:p text:style-name="P230">Amazon Web Services</text:p>
          <text:p text:style-name="P231">Designation:<text:tab/><text:span text:style-name="T129">Senior Software Engineering</text:span></text:p>
          <text:p text:style-name="P236">Duration:<text:tab/><text:tab/><text:span text:style-name="T129">Jun 202</text:span><text:span text:style-name="T137">2</text:span><text:span text:style-name="T129"> – present</text:span></text:p>
          <text:p text:style-name="P236"><text:span text:style-name="T129"/></text:p>
          <text:p text:style-name="P236">Description:<text:tab/><text:span text:style-name="T139">As part of Amazon RDS, </text:span><text:span text:style-name="T129">contribute </text:span><text:span text:style-name="T144">new features and bug fixes </text:span><text:span text:style-name="T129">to the Postgres open source project.</text:span></text:p>
        </text:list-item>
      </text:list>
      <text:p text:style-name="P103"><text:span text:style-name="T129"/></text:p>
      <text:p text:style-name="P65"><text:span text:style-name="T129"><text:tab/></text:span><text:span text:style-name="T206">Contributions:</text:span><text:span text:style-name="T130"> My primary responsibilities are to contribute to the Postgres community, in the way of developing patches, reviewing patches, and participating in community discussions.</text:span></text:p>
      <text:list text:continue-numbering="true" text:style-name="WW8Num5">
        <text:list-header>
          <text:p text:style-name="P237"><text:span text:style-name="T129"/></text:p>
        </text:list-header>
        <text:list-item>
          <text:p text:style-name="P179">Supabase Inc.</text:p>
          <text:p text:style-name="P179">Designation:<text:tab/><text:span text:style-name="T129">Fellow Engineer</text:span></text:p>
          <text:p text:style-name="P179"><text:span text:style-name="T41">Duration:</text:span><text:span text:style-name="T129"><text:tab/><text:tab/>Sep. 2021 –</text:span></text:p>
        </text:list-item>
      </text:list>
      <text:p text:style-name="P76"/>
      <text:p text:style-name="P64"><text:span text:style-name="T129"><text:tab/></text:span><text:span text:style-name="T48">Description:<text:tab/></text:span><text:span text:style-name="T130">The company develops and provides Backend-as-a-Service, </text:span><text:span text:style-name="T135">built using Postgres. It provides </text:span><text:span text:style-name="T130">User Management, Authentication, Authorization, and automatic generation of REST APIs for the tables in the database.</text:span></text:p>
      <text:p text:style-name="P73"/>
      <text:p text:style-name="P63"><text:span text:style-name="T129"><text:tab/></text:span><text:span text:style-name="T48">Contributions:</text:span><text:span text:style-name="T130"> My primary responsibilities are to contribute to the Postgres community, in the way of developing patches, reviewing patches, and participating in community discussions. My company-facing role involves initiating and working on projects that will be helpful to the company’s future 3-5 years down the line.</text:span></text:p>
      <text:p text:style-name="P74"/>
      <text:list text:continue-numbering="true" text:style-name="WW8Num5">
        <text:list-item>
          <text:p text:style-name="P180">GE Digital, San Ramon, CA, USA</text:p>
          <text:p text:style-name="P184">Designation:<text:tab/><text:span text:style-name="T129">Principal Engineer</text:span></text:p>
          <text:p text:style-name="P186">Duration:<text:tab/><text:tab/><text:span text:style-name="T129">May 2016 – Aug. 2021</text:span></text:p>
        </text:list-item>
      </text:list>
      <text:p text:style-name="P70"/>
      <text:p text:style-name="P71"><text:tab/>Apart from the projects listed below, I am a Bar Raiser at the interviews. Along with another Principal</text:p>
      <text:p text:style-name="P69">Engineer, I also helped define the interviewing process to reduce false positives in phone interviews.</text:p>
      <text:p text:style-name="P68"/>
      <text:p text:style-name="P102">Projects:</text:p>
      <text:p text:style-name="P59">Postgres-2.0 Service</text:p>
      <text:p text:style-name="P59">Language:<text:tab/><text:span text:style-name="T129">Golang</text:span></text:p>
      <text:p text:style-name="P59">Team Size:<text:span text:style-name="T129"><text:tab/>6</text:span></text:p>
      <text:p text:style-name="P59">Role:<text:span text:style-name="T129"><text:tab/><text:tab/>Creator, </text:span><text:span text:style-name="T145">Architect, Developer, and finally </text:span><text:span text:style-name="T129">Service Owner</text:span></text:p>
      <text:p text:style-name="P72"/>
      <text:p text:style-name="P59">Description:<text:span text:style-name="T129"> GE Digital's Predix platform helps Industrial companies collect and analyze data, and develop new applications to get new insights from their data. This project provides Postgres-as-a- Service to the Predix platform's customers.</text:span></text:p>
      <text:p text:style-name="P72"/>
      <text:p text:style-name="P60">Contributions:<text:span text:style-name="T129"> With one team member, I started and released this project to replace the previous Postgres-as-a-Service since that had many architectural problems. This service </text:span><text:span text:style-name="T146">was developed as microservices architecture, for scalability. It </text:span><text:span text:style-name="T129">provisions and manages Amazon RDS instances for customers. As a Service Owner, I </text:span><text:span text:style-name="T147">was</text:span><text:span text:style-name="T129"> responsible for design, development, support, and maintenance of this service. I lead the team of 6 engineers.</text:span></text:p>
      <text:p text:style-name="P72"/>
      <text:p text:style-name="P72">With one team member I <text:span text:style-name="T207">developed </text:span>a Kubernetes based Postgres-as-a-Service, as the next generation of <text:span text:style-name="T208">our Postgres-as-a-S</text:span>ervice.</text:p>
      <text:p text:style-name="P72"/>
      <text:p text:style-name="P72"><text:soft-page-break/>I <text:span text:style-name="T207">was</text:span> also the Service Owner of the Blobstore service, and am responsible for feature enhancements, support, and maintenance of the service.</text:p>
      <text:p text:style-name="P72"/>
      <text:list xml:id="list210157107856088" text:continue-numbering="true" text:style-name="WW8Num5">
        <text:list-item>
          <text:p text:style-name="P181">Amazon Web Services, Palo Alto, CA, USA</text:p>
          <text:p text:style-name="P181">Designation:<text:tab/><text:span text:style-name="T129">Software Development Engineer</text:span></text:p>
          <text:p text:style-name="P181">Duration:<text:tab/><text:tab/><text:span text:style-name="T129">May 2015 – May 2016</text:span></text:p>
        </text:list-item>
      </text:list>
      <text:p text:style-name="P75"/>
      <text:p text:style-name="P61"><text:span text:style-name="T129"><text:tab/></text:span><text:span text:style-name="T165">Projects:</text:span></text:p>
      <text:list text:style-name="L7">
        <text:list-item>
          <text:p text:style-name="P188">Amazon Aurora for Postgres</text:p>
          <text:list>
            <text:list-item>
              <text:list>
                <text:list-item>
                  <text:list>
                    <text:list-item>
                      <text:list>
                        <text:list-item>
                          <text:list>
                            <text:list-item>
                              <text:list>
                                <text:list-item>
                                  <text:list>
                                    <text:list-item>
                                      <text:list>
                                        <text:list-item>
                                          <text:list>
                                            <text:list-header>
                                              <text:p text:style-name="P197"><text:span text:style-name="T20">Language:<text:tab/></text:span><text:span text:style-name="T116">C, C++</text:span></text:p>
                                              <text:p text:style-name="P197"><text:span text:style-name="T20">Team Size:<text:tab/></text:span><text:span text:style-name="T116">8</text:span></text:p>
                                              <text:p text:style-name="P197"><text:span text:style-name="T20">Role:<text:tab/><text:tab/></text:span><text:span text:style-name="T116">Senior Engineer</text:span></text:p>
                                            </text:list-header>
                                          </text:list>
                                        </text:list-item>
                                      </text:list>
                                    </text:list-item>
                                  </text:list>
                                </text:list-item>
                              </text:list>
                            </text:list-item>
                          </text:list>
                        </text:list-item>
                      </text:list>
                    </text:list-item>
                  </text:list>
                </text:list-item>
              </text:list>
            </text:list-item>
          </text:list>
        </text:list-item>
      </text:list>
      <text:p text:style-name="P66"/>
      <text:p text:style-name="P50"><text:span text:style-name="T20">Description:</text:span><text:span text:style-name="T116"> Amazon RDS is a market leader in providing Relational Databases in the Cloud. This project developed Postgre</text:span><text:span text:style-name="T125">s</text:span><text:span text:style-name="T116"> compatible Amazon Aurora database.</text:span></text:p>
      <text:p text:style-name="P77"/>
      <text:p text:style-name="P50"><text:span text:style-name="T20">Contribution:</text:span><text:span text:style-name="T116"> I am one of the founding team of 3. I am the primary contributor to the Postgres Transaction Log implementation. I helped team with knowledge of other Postgres internals like shared- memory operations and disk-IO subsystems.</text:span></text:p>
      <text:list text:continue-numbering="true" text:style-name="L7">
        <text:list-item>
          <text:list>
            <text:list-item>
              <text:list>
                <text:list-item>
                  <text:list>
                    <text:list-item>
                      <text:list>
                        <text:list-item>
                          <text:list>
                            <text:list-item>
                              <text:list>
                                <text:list-item>
                                  <text:list>
                                    <text:list-item>
                                      <text:list>
                                        <text:list-item>
                                          <text:list>
                                            <text:list-header>
                                              <text:p text:style-name="P189"/>
                                            </text:list-header>
                                          </text:list>
                                        </text:list-item>
                                      </text:list>
                                    </text:list-item>
                                  </text:list>
                                </text:list-item>
                              </text:list>
                            </text:list-item>
                          </text:list>
                        </text:list-item>
                      </text:list>
                    </text:list-item>
                  </text:list>
                </text:list-item>
              </text:list>
            </text:list-item>
          </text:list>
        </text:list-item>
        <text:list-item>
          <text:p text:style-name="P200"><text:span text:style-name="T21">P</text:span><text:span text:style-name="T20">ostgres RDS</text:span></text:p>
          <text:list>
            <text:list-item>
              <text:list>
                <text:list-item>
                  <text:list>
                    <text:list-item>
                      <text:list>
                        <text:list-item>
                          <text:list>
                            <text:list-item>
                              <text:list>
                                <text:list-item>
                                  <text:list>
                                    <text:list-item>
                                      <text:list>
                                        <text:list-item>
                                          <text:list>
                                            <text:list-header>
                                              <text:p text:style-name="P198"><text:span text:style-name="T20">Language:<text:tab/></text:span><text:span text:style-name="T116">C</text:span></text:p>
                                              <text:p text:style-name="P198"><text:span text:style-name="T20">Team Size:<text:tab/></text:span><text:span text:style-name="T117">~10</text:span></text:p>
                                              <text:p text:style-name="P198"><text:span text:style-name="T20">Role:<text:tab/><text:tab/></text:span><text:span text:style-name="T116">Senior Engineer, </text:span><text:span text:style-name="T117">Postgres Internals Specialist</text:span></text:p>
                                            </text:list-header>
                                          </text:list>
                                        </text:list-item>
                                      </text:list>
                                    </text:list-item>
                                  </text:list>
                                </text:list-item>
                              </text:list>
                            </text:list-item>
                          </text:list>
                        </text:list-item>
                      </text:list>
                    </text:list-item>
                  </text:list>
                </text:list-item>
              </text:list>
            </text:list-item>
          </text:list>
          <text:p text:style-name="P190"/>
          <text:p text:style-name="P199"><text:span text:style-name="T20">Description:</text:span><text:span text:style-name="T116"> Amazon RDS is a market leader in providing Relational Databases in the Cloud. RDS Postgres team develops and maintains the Postgres engine within the Amazon RDS umbrella.</text:span></text:p>
          <text:p text:style-name="P162"/>
          <text:p text:style-name="P201"><text:span text:style-name="T21">Contribution:</text:span><text:span text:style-name="T122"> </text:span><text:span text:style-name="T84">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210156674349614" text:continue-list="list210157107856088" text:style-name="WW8Num5">
        <text:list-header>
          <text:p text:style-name="P182"/>
        </text:list-header>
        <text:list-item>
          <text:p text:style-name="P182">Thales e-Security, San Jose, CA, USA.</text:p>
          <text:p text:style-name="P183">Designation:<text:tab/>Senior Engineer, Database Specialist</text:p>
          <text:p text:style-name="P183">Duration: Nov. 2014 – till date</text:p>
        </text:list-item>
      </text:list>
      <text:p text:style-name="P62"/>
      <text:p text:style-name="P62"><text:tab/><text:span text:style-name="T164">Projects:</text:span></text:p>
      <text:list text:style-name="L8">
        <text:list-item>
          <text:p text:style-name="P191">Central Manager</text:p>
          <text:list>
            <text:list-header>
              <text:p text:style-name="P203"><text:span text:style-name="T23">Language:<text:tab/></text:span><text:span text:style-name="T123">TypeScript, JavaScript, C++; NodeJS, AngularJS 1.x</text:span></text:p>
              <text:p text:style-name="P203"><text:span text:style-name="T23">Team Size:<text:tab/></text:span><text:span text:style-name="T123">8</text:span></text:p>
              <text:p text:style-name="P203"><text:span text:style-name="T23">Role:<text:tab/><text:tab/></text:span><text:span text:style-name="T123">Senior Engineer, Database Specialist, Technology Generalist</text:span></text:p>
              <text:p text:style-name="P192"/>
              <text:p text:style-name="P203"><text:span text:style-name="T23">Description: </text:span><text:span text:style-name="T123">The company is a leader in Hardware Security Modules. Central Manager is being developed to monitor and manage the large estates of these devices.</text:span></text:p>
              <text:p text:style-name="P209"/>
              <text:p text:style-name="P203"><text:span text:style-name="T23">Contribution: </text:span><text:span text:style-name="T123">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92"/>
            </text:list-header>
          </text:list>
        </text:list-item>
        <text:list-item>
          <text:p text:style-name="P192">KeyAuthority</text:p>
          <text:p text:style-name="P206"><text:span text:style-name="T20">Language:<text:tab/></text:span><text:span text:style-name="T116">C++</text:span></text:p>
          <text:p text:style-name="P206"><text:soft-page-break/><text:span text:style-name="T20">Team Size:<text:tab/></text:span><text:span text:style-name="T124">3</text:span></text:p>
          <text:p text:style-name="P206"><text:span text:style-name="T20">Role:<text:tab/><text:tab/></text:span><text:span text:style-name="T116">Senior Engineer, Database Specialist</text:span></text:p>
        </text:list-item>
      </text:list>
      <text:p text:style-name="P67"/>
      <text:p text:style-name="P51"><text:span text:style-name="T150">Description: </text:span><text:span text:style-name="T72">keyAuthority is a FIPS compliant Encryption Key Management (KMIP/TKLM) product. </text:span></text:p>
      <text:p text:style-name="P109"/>
      <text:p text:style-name="P40"><text:span text:style-name="T150">Contribution: </text:span><text:span text:style-name="T72">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210156663881986" text:continue-list="list210156674349614" text:style-name="WW8Num5">
        <text:list-item>
          <text:p text:style-name="P182">EnterpriseDB Corporation, Boston, MA.</text:p>
          <text:p text:style-name="P185"><text:s/><text:tab/><text:tab/></text:p>
          <text:list>
            <text:list-item>
              <text:list>
                <text:list-item>
                  <text:list>
                    <text:list-item>
                      <text:list>
                        <text:list-item>
                          <text:list>
                            <text:list-item>
                              <text:list>
                                <text:list-item>
                                  <text:list>
                                    <text:list-item>
                                      <text:list>
                                        <text:list-item>
                                          <text:list>
                                            <text:list-header>
                                              <text:p text:style-name="P204"><text:span text:style-name="T5"><text:tab/>Designation:<text:tab/></text:span><text:span text:style-name="T42">Database Architect</text:span></text:p>
                                            </text:list-header>
                                          </text:list>
                                        </text:list-item>
                                      </text:list>
                                    </text:list-item>
                                  </text:list>
                                </text:list-item>
                              </text:list>
                            </text:list-item>
                          </text:list>
                        </text:list-item>
                      </text:list>
                    </text:list-item>
                  </text:list>
                  <text:p text:style-name="P205"><text:span text:style-name="T5"><text:tab/>Duration:<text:tab/></text:span><text:span text:style-name="T43">Feb.</text:span><text:span text:style-name="T41"> 20</text:span><text:span text:style-name="T43">11</text:span><text:span text:style-name="T41"> </text:span><text:span text:style-name="T52">–</text:span><text:span text:style-name="T41"> till date</text:span></text:p>
                </text:list-item>
              </text:list>
            </text:list-item>
          </text:list>
          <text:p text:style-name="P207"/>
          <text:p text:style-name="P205"><text:span text:style-name="T2"><text:tab/>Designation:<text:tab/></text:span><text:span text:style-name="T52">Principal Systems Engineer</text:span></text:p>
          <text:p text:style-name="P202"><text:span text:style-name="T2"><text:s/><text:tab/><text:tab/>Duration:</text:span><text:span text:style-name="T52"><text:tab/>Feb. 2010 – Jan. 2011</text:span></text:p>
        </text:list-item>
      </text:list>
      <text:p text:style-name="P58"/>
      <text:p text:style-name="P38"><text:tab/><text:span text:style-name="T13">Projects:</text:span></text:p>
      <text:list text:style-name="L9">
        <text:list-item>
          <text:p text:style-name="P193">Enable Postgres to Reindex Primary Keys</text:p>
          <text:p text:style-name="P187"><text:span text:style-name="T66">Language:<text:tab/></text:span><text:span text:style-name="T118">C</text:span></text:p>
          <text:p text:style-name="P187"><text:span text:style-name="T66">Team Size:<text:tab/></text:span><text:span text:style-name="T118">1</text:span></text:p>
          <text:p text:style-name="P187"><text:span text:style-name="T66">Role:<text:tab/><text:tab/></text:span><text:span text:style-name="T118">Architect and Engineer</text:span></text:p>
          <text:p text:style-name="P193"/>
          <text:p text:style-name="P208"><text:span text:style-name="T22">Description: </text:span><text:span text:style-name="T82">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pan text:style-name="T72">behind the primary key in one quick command: ALTER TABLE ADD UNIQUE/PRIMARY KEY USING INDEX.</text:span></text:p>
          <text:p text:style-name="P210"/>
          <text:p text:style-name="P208"><text:span text:style-name="T22">Contribution:</text:span><text:span text:style-name="T118"> </text:span><text:span text:style-name="T84">I came up with the idea, wrote the code and submitted the patch. The maintainers of Postgres project reviewed it before applying the patch to the core Postgres. </text:span></text:p>
          <text:p text:style-name="P211"/>
        </text:list-item>
        <text:list-item>
          <text:p text:style-name="P238">Postgres Hibernator </text:p>
          <text:p text:style-name="P212"><text:span text:style-name="T66">Language:<text:tab/></text:span><text:span text:style-name="T118">C</text:span></text:p>
          <text:p text:style-name="P187"><text:span text:style-name="T66">Team Size:<text:tab/></text:span><text:span text:style-name="T118">1</text:span></text:p>
          <text:p text:style-name="P187"><text:span text:style-name="T66">Role:<text:tab/><text:tab/></text:span><text:span text:style-name="T118">Architect and Engineer</text:span></text:p>
          <text:p text:style-name="P194"/>
          <text:p text:style-name="P208"><text:span text:style-name="T22">Description: </text:span><text:span text:style-name="T81">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194"/>
          <text:p text:style-name="P214"><text:span text:style-name="T22">Contribution:</text:span><text:span text:style-name="T118"> </text:span><text:span text:style-name="T84">I came up with the idea, wrote the code and developed the extension. </text:span></text:p>
          <text:p text:style-name="P216"/>
        </text:list-item>
        <text:list-item>
          <text:p text:style-name="P238">Found and Fixed a Security Bug in Postgres </text:p>
          <text:p text:style-name="P212"><text:span text:style-name="T66">Language:<text:tab/></text:span><text:span text:style-name="T119">C</text:span></text:p>
          <text:p text:style-name="P187"><text:span text:style-name="T66">Team Size:<text:tab/></text:span><text:span text:style-name="T119">1</text:span></text:p>
          <text:p text:style-name="P187"><text:span text:style-name="T66">Role:<text:tab/><text:tab/></text:span><text:span text:style-name="T119">Architect and Engineer</text:span></text:p>
          <text:p text:style-name="P194"/>
          <text:p text:style-name="P208"><text:soft-page-break/><text:span text:style-name="T22">Description: </text:span><text:span text:style-name="T81">I discovered a security bug in Post</text:span><text:span text:style-name="T83">gr</text:span><text:span text:style-name="T81">es which allows a normal database user to gain superuser privileges. I developed a bug-fix that prevents such escalation of privileges. This security vulnerability was assigned CVE number: CVE-2009-4136.</text:span></text:p>
          <text:p text:style-name="P194"/>
          <text:p text:style-name="P215"><text:span text:style-name="T22">Contribution:</text:span><text:span text:style-name="T118"> </text:span><text:span text:style-name="T84">Discovered and fixed the bug.</text:span></text:p>
          <text:p text:style-name="P217"/>
        </text:list-item>
        <text:list-item>
          <text:p text:style-name="P238">DBYardstick: Lightweight Database Benchmark Application </text:p>
          <text:p text:style-name="P213"><text:span text:style-name="T67">Language:<text:tab/></text:span><text:span text:style-name="T118">JavaScript, TypeScript, NodeJS</text:span></text:p>
          <text:p text:style-name="P187"><text:span text:style-name="T66">Team Size:<text:tab/></text:span><text:span text:style-name="T120">1</text:span></text:p>
          <text:p text:style-name="P195"><text:span text:style-name="T67">Role:<text:tab/><text:tab/></text:span><text:span text:style-name="T159">Architect and Engineer</text:span></text:p>
          <text:p text:style-name="P194"/>
          <text:p text:style-name="P208"><text:span text:style-name="T22">Description: </text:span><text:span text:style-name="T81">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194"/>
          <text:p text:style-name="P215"><text:span text:style-name="T22">Contribution:</text:span><text:span text:style-name="T118"> </text:span><text:span text:style-name="T84">Idea, research, implementation and scalab</text:span><text:span text:style-name="T85">i</text:span><text:span text:style-name="T84">lity testing. </text:span></text:p>
          <text:p text:style-name="P217"/>
        </text:list-item>
        <text:list-item>
          <text:p text:style-name="P238">Postgres Plus Cloud Database </text:p>
          <text:p text:style-name="P212"><text:span text:style-name="T66">Language:<text:tab/></text:span><text:span text:style-name="T121">Java</text:span></text:p>
          <text:p text:style-name="P187"><text:span text:style-name="T66">Team Size:<text:tab/></text:span><text:span text:style-name="T121">3-4</text:span></text:p>
          <text:p text:style-name="P187"><text:span text:style-name="T66">Role:<text:tab/><text:tab/></text:span><text:span text:style-name="T121">Architect and Engineer</text:span></text:p>
          <text:p text:style-name="P194"/>
          <text:p text:style-name="P208"><text:span text:style-name="T22">Description: </text:span><text:span text:style-name="T81">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194"/>
          <text:p text:style-name="P215"><text:span text:style-name="T22">Contribution:</text:span><text:span text:style-name="T118"> </text:span><text:span text:style-name="T84">Design and architect the whole project in collaboration with Java application architects. Developed various components in a cloud-provider agnostic way, so that more cloud providers can be easily supported.</text:span></text:p>
          <text:p text:style-name="P217"/>
        </text:list-item>
        <text:list-item>
          <text:p text:style-name="P238">Postgres Enterprise Manager </text:p>
          <text:p text:style-name="P212"><text:span text:style-name="T66">Language:<text:tab/></text:span><text:span text:style-name="T121">SQL, C++</text:span></text:p>
          <text:p text:style-name="P187"><text:span text:style-name="T66">Team Size:<text:tab/></text:span><text:span text:style-name="T121">3-4</text:span></text:p>
          <text:p text:style-name="P187"><text:span text:style-name="T66">Role:<text:tab/><text:tab/></text:span><text:span text:style-name="T121">Architect and Engineer</text:span></text:p>
          <text:p text:style-name="P194"/>
          <text:p text:style-name="P208"><text:span text:style-name="T22">Description: </text:span><text:span text:style-name="T81">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194"/>
          <text:p text:style-name="P208"><text:span text:style-name="T154">Contribution:</text:span><text:span text:style-name="T160"> </text:span><text:span text:style-name="T84">I designed and implemented extremely flexible and customizable alert notification subsystem. It allows the user to define new </text:span><text:span text:style-name="T155">types/templates </text:span><text:span text:style-name="T84">of alerts, and create alerts based on those templates, all without the need to wait for PEM developers to implement a new feature request.</text:span></text:p>
          <text:p text:style-name="P217"/>
        </text:list-item>
        <text:list-item>
          <text:p text:style-name="P239">Enable pgbench to test large databases</text:p>
          <text:p text:style-name="P212"><text:span text:style-name="T66">Language:<text:tab/></text:span><text:span text:style-name="T121">C</text:span></text:p>
          <text:p text:style-name="P187"><text:span text:style-name="T66">Team Size:<text:tab/></text:span><text:span text:style-name="T121">3</text:span></text:p>
          <text:p text:style-name="P187"><text:span text:style-name="T66">Role:<text:tab/><text:tab/></text:span><text:span text:style-name="T121">Architect and Engineer</text:span></text:p>
          <text:p text:style-name="P194"/>
          <text:p text:style-name="P208"><text:soft-page-break/><text:span text:style-name="T22">Description: </text:span><text:span text:style-name="T81">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194"/>
          <text:p text:style-name="P215"><text:span text:style-name="T22">Contribution:</text:span><text:span text:style-name="T118"> </text:span><text:span text:style-name="T84">I, along with other community members, improved the code to handle that case, while maintaining the validity of pgbench results obtained in the past.</text:span></text:p>
          <text:p text:style-name="P217"/>
        </text:list-item>
        <text:list-item>
          <text:p text:style-name="P239">Enable psql to process package of scripts</text:p>
          <text:p text:style-name="P212"><text:span text:style-name="T66">Language:<text:tab/></text:span><text:span text:style-name="T121">C</text:span></text:p>
          <text:p text:style-name="P187"><text:span text:style-name="T66">Team Size:<text:tab/></text:span><text:span text:style-name="T121">1</text:span></text:p>
          <text:p text:style-name="P187"><text:span text:style-name="T66">Role:<text:tab/><text:tab/></text:span><text:span text:style-name="T121">Architect and Engineer</text:span></text:p>
          <text:p text:style-name="P194"/>
          <text:p text:style-name="P208"><text:span text:style-name="T22">Description: </text:span><text:span text:style-name="T81">psql is the de facto command-line utility/shell of the Postgres project. The feature enables the user to create a set of related SQL scripts that can be processed as one unit/package irrespective of the files' location in the filesystem.</text:span></text:p>
          <text:p text:style-name="P194"/>
          <text:p text:style-name="P215"><text:span text:style-name="T22">Contribution:</text:span><text:span text:style-name="T118"> </text:span><text:span text:style-name="T84">I came up with the idea and developed the feature.</text:span></text:p>
          <text:p text:style-name="P239"/>
        </text:list-item>
        <text:list-item>
          <text:p text:style-name="P238">Miscellaneous</text:p>
          <text:p text:style-name="P238"/>
          <text:p text:style-name="P241">Other projects, customer-facing or otherwise, that I worked on for cannot be listed here for brevity, and for restrictions imposed by customers' Non Disclosure Agreements. In brief, though:</text:p>
          <text:list>
            <text:list-item>
              <text:p text:style-name="P242">Migrated an ERP system from Sybase to Postgres<text:line-break/>This included full-text search migrations as well.</text:p>
            </text:list-item>
            <text:list-item>
              <text:p text:style-name="P224">Performed Architectural Health Checks (AHC) of Postgres databases.<text:line-break/> Developed the first AHC code, procedures and documents; still in use today at EDB.</text:p>
            </text:list-item>
            <text:list-item>
              <text:p text:style-name="P224">Recovering data from corrupted databases.</text:p>
            </text:list-item>
            <text:list-item>
              <text:p text:style-name="P224">Slony/Postgres replication setup.</text:p>
            </text:list-item>
            <text:list-item>
              <text:p text:style-name="P224">Auditing custom Postgres builds/packages.</text:p>
            </text:list-item>
            <text:list-item>
              <text:p text:style-name="P224">RemoteDBA services on-boarding of customers.</text:p>
            </text:list-item>
            <text:list-item>
              <text:p text:style-name="P224">Advising a customer on Postgres Internals, who chose to fork Postgres code.</text:p>
            </text:list-item>
            <text:list-item>
              <text:p text:style-name="P224">Conducted DBA and Developer training.</text:p>
            </text:list-item>
            <text:list-item>
              <text:p text:style-name="P224">Oracle to Postgres migration assessments.</text:p>
            </text:list-item>
            <text:list-item>
              <text:p text:style-name="P224">Designed and developed a custom replication solution for Postgres-to-Oracle.</text:p>
            </text:list-item>
            <text:list-item>
              <text:p text:style-name="P224">Presented talks at Postgres conferences.</text:p>
            </text:list-item>
          </text:list>
        </text:list-item>
      </text:list>
      <text:p text:style-name="P118"/>
      <text:p text:style-name="P18"/>
      <text:list text:continue-list="list210156663881986" text:style-name="WW8Num5">
        <text:list-item>
          <text:p text:style-name="P218"><text:span text:style-name="T26">EnterpriseDB Software India Pvt. Ltd</text:span><text:span text:style-name="T5">., Pune, India.</text:span></text:p>
        </text:list-item>
      </text:list>
      <text:p text:style-name="Standard"><text:span text:style-name="T5"><text:tab/>Designation:<text:tab/></text:span><text:span text:style-name="T41">Lead Engineer.</text:span></text:p>
      <text:p text:style-name="Standard"><text:span text:style-name="T5"><text:tab/>Duration:<text:tab/></text:span><text:span text:style-name="T41">July 2006 - till date</text:span></text:p>
      <text:p text:style-name="P3"/>
      <text:p text:style-name="P16"><text:span text:style-name="T166">Projects</text:span>:</text:p>
      <text:p text:style-name="P1">i) CRC Slicing-by-8</text:p>
      <text:p text:style-name="P96"><text:span text:style-name="T5">Language:</text:span><text:span text:style-name="T16"><text:tab/>C</text:span></text:p>
      <text:p text:style-name="P96"><text:span text:style-name="T5">Team Size:</text:span><text:span text:style-name="T16"><text:tab/>1</text:span></text:p>
      <text:p text:style-name="P96"><text:span text:style-name="T5">Role:</text:span><text:span text:style-name="T16"><text:tab/><text:tab/>Developer</text:span></text:p>
      <text:p text:style-name="P95"/>
      <text:p text:style-name="P81"><text:span text:style-name="T5">Description:</text:span><text:span text:style-name="T41"> This is a novel fast CRC generation algorithm developed by Intel. This algorithm runs at under 3 cycles per byte (vs. 7) and thus triples the performance of existing CRC implementations. Slicing-by-8 uses an 8KB cache footprint.</text:span></text:p>
      <text:p text:style-name="P29"/>
      <text:p text:style-name="P83"><text:span text:style-name="T5">Contribution:</text:span><text:span text:style-name="T14"> </text:span><text:span text:style-name="T41">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0"/>
      <text:p text:style-name="P5">ii) Optimizer Hints</text:p>
      <text:p text:style-name="P84"><text:span text:style-name="T8">Language:</text:span><text:span text:style-name="T15"><text:tab/>C</text:span></text:p>
      <text:p text:style-name="P84"><text:span text:style-name="T8">Team Size:</text:span><text:span text:style-name="T15"><text:tab/>2</text:span></text:p>
      <text:p text:style-name="P84"><text:span text:style-name="T8">Role:</text:span><text:span text:style-name="T15"><text:tab/><text:tab/>Design and developement</text:span></text:p>
      <text:p text:style-name="P6"/>
      <text:p text:style-name="P83"><text:span text:style-name="T8">Description:</text:span><text:span text:style-name="T1"><text:tab/></text:span><text:span text:style-name="T41">This feature provides a way for the user to instruct the Query Optimizer which access paths to choose when the user knows that she has better knowledge about the data pattern than the Optimizer does.</text:span></text:p>
      <text:p text:style-name="P9"/>
      <text:p text:style-name="P30"><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0"/>
      <text:p text:style-name="P33">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27"/>
      <text:p text:style-name="P5">iii) Index Adviser</text:p>
      <text:p text:style-name="P84"><text:span text:style-name="T8">Language:</text:span><text:span text:style-name="T15"><text:tab/>C</text:span></text:p>
      <text:p text:style-name="P84"><text:span text:style-name="T8">Team Size:</text:span><text:span text:style-name="T15"><text:tab/>1</text:span></text:p>
      <text:p text:style-name="P84"><text:span text:style-name="T8">Role:</text:span><text:span text:style-name="T15"><text:tab/><text:tab/>Developer</text:span></text:p>
      <text:p text:style-name="P6"/>
      <text:p text:style-name="P83"><text:span text:style-name="T8">Description:</text:span><text:span text:style-name="T1"><text:tab/></text:span><text:span text:style-name="T41">Index Adviser is a plugin for Postgres that leverages Postgres’ capability to make use of external Query optimizers. It injects an additional step into the query optimization phase and creates virtual indexes based on the WHERE and GROUP BY clauses of the query. Based on the estimated difference in cost of the two phases, it recommends new indexes.</text:span></text:p>
      <text:p text:style-name="P9"/>
      <text:p text:style-name="P30"><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0"><text:soft-page-break/></text:p>
      <text:p text:style-name="P7">iv) Training</text:p>
      <text:p text:style-name="P28">Conducted training for Customers and Partners, to train them on Postgres and EnterpriseDB on the following topics: SQL and PL/PGSQL programming for developers, internals and management tasks for DBAs. The training lasts between 3 to 5 days.</text:p>
      <text:p text:style-name="P24"/>
      <text:p text:style-name="P5">v) Consulting</text:p>
      <text:p text:style-name="P28">Provide consultancy for Customers, wherein I provided help and support in Database development, administration and maintenance tasks.</text:p>
      <text:p text:style-name="P25"/>
      <text:p text:style-name="P5">vi) RemoteDBA</text:p>
      <text:p text:style-name="P31">I acted as Remote-DBA for various clients, for periods ranging from 3 to 6 months. As a Remote-DBA I have been involved in architecture review, schema and data migration from other RDBMSs, do maintenance work like dumps/reloads, maintaining cron jobs, etc.</text:p>
      <text:p text:style-name="P31"/>
      <text:list text:continue-numbering="true" text:style-name="WW8Num5">
        <text:list-item>
          <text:p text:style-name="P154">CommVault Systems (India) Pvt. Ltd., Hyderabad, India.</text:p>
        </text:list-item>
      </text:list>
      <text:p text:style-name="Standard"><text:span text:style-name="T5">Designation:<text:tab/></text:span><text:span text:style-name="T41">Software Engineer.</text:span></text:p>
      <text:p text:style-name="Standard"><text:span text:style-name="T5">Duration:<text:tab/></text:span><text:span text:style-name="T41">May 2005 – July 2006</text:span></text:p>
      <text:p text:style-name="P3"/>
      <text:p text:style-name="P16">Modules worked on:</text:p>
      <text:p text:style-name="P1">i) QNet</text:p>
      <text:p text:style-name="P96"><text:span text:style-name="T5">Duration:<text:tab/></text:span><text:span text:style-name="T41">May 2005 – July 2006</text:span></text:p>
      <text:p text:style-name="P96"><text:span text:style-name="T5">Language:</text:span><text:span text:style-name="T16"><text:tab/>C+</text:span><text:span text:style-name="T25">+, SQL, T-SQL</text:span></text:p>
      <text:p text:style-name="P96"><text:span text:style-name="T5">Team Size:</text:span><text:span text:style-name="T16"><text:tab/>2</text:span></text:p>
      <text:p text:style-name="P96"><text:span text:style-name="T5">Role:</text:span><text:span text:style-name="T16"><text:tab/><text:tab/>Development and Maintenance</text:span></text:p>
      <text:p text:style-name="P95"/>
      <text:p text:style-name="P81"><text:span text:style-name="T5">Description:</text:span><text:span text:style-name="T3"> </text:span><text:span text:style-name="T25">The</text:span><text:span text:style-name="T3"> </text:span><text:span text:style-name="T41">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9"/>
      <text:p text:style-name="P83"><text:span text:style-name="T5">Contribution:</text:span> I <text:span text:style-name="T41">added new features for one release and managed the whole code during the upgrade from one release to the other.</text:span></text:p>
      <text:p text:style-name="P30"/>
      <text:list text:continue-numbering="true" text:style-name="WW8Num5">
        <text:list-item>
          <text:p text:style-name="P219"><text:span text:style-name="T26">Oracle India Private Ltd., Bangalore</text:span><text:span text:style-name="T5">.</text:span></text:p>
        </text:list-item>
      </text:list>
      <text:p text:style-name="Standard"><text:span text:style-name="T5">Designation:<text:tab/></text:span><text:span text:style-name="T41">Member Technical Staff.</text:span></text:p>
      <text:p text:style-name="Standard"><text:span text:style-name="T5">Duration:<text:tab/></text:span><text:span text:style-name="T41">Nov 2003 – May 2005</text:span></text:p>
      <text:p text:style-name="P3"/>
      <text:p text:style-name="P16">Modules worked on:</text:p>
      <text:p text:style-name="P1">i) Cost Based (Query) Optimizer (CBO):</text:p>
      <text:p text:style-name="P96"><text:span text:style-name="T5">Duration:<text:tab/></text:span><text:span text:style-name="T25">Nov 2003 – May 2005</text:span></text:p>
      <text:p text:style-name="P96"><text:span text:style-name="T5">Language:<text:tab/></text:span><text:span text:style-name="T25">C</text:span></text:p>
      <text:p text:style-name="P96"><text:span text:style-name="T5">Team Size:<text:tab/></text:span><text:span text:style-name="T25">5</text:span></text:p>
      <text:p text:style-name="P96"><text:span text:style-name="T5">Role:<text:tab/><text:tab/></text:span><text:span text:style-name="T25">Diagnostics and Defect Resolution</text:span></text:p>
      <text:p text:style-name="P95"/>
      <text:p text:style-name="P90"><text:span text:style-name="T5">Description:</text:span><text:span text:style-name="T41">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9"/>
      <text:p text:style-name="P85"><text:soft-page-break/><text:span text:style-name="T5">Contribution:</text:span><text:span text:style-name="T14"> </text:span><text:span text:style-name="T41">Resolving performance issues and bugs encountered in CBO. Also, suggested a new enhancement for optimization, but couldn’t finish it by the time I left.</text:span></text:p>
      <text:p text:style-name="P32"/>
      <text:list text:continue-numbering="true" text:style-name="WW8Num5">
        <text:list-item>
          <text:p text:style-name="P155">Aztec Software and Services Ltd., Bangalore.</text:p>
        </text:list-item>
      </text:list>
      <text:p text:style-name="Standard"><text:span text:style-name="T5">Designation:</text:span><text:span text:style-name="T41"> Developer.</text:span></text:p>
      <text:p text:style-name="Standard"><text:span text:style-name="T5">Duration:</text:span><text:span text:style-name="T41"> Sept 2003 – Nov 2003</text:span></text:p>
      <text:p text:style-name="P3"/>
      <text:p text:style-name="P16">Projects Undertaken:</text:p>
      <text:p text:style-name="P1">i) Extended Stored Procedures (ESPs): </text:p>
      <text:p text:style-name="P96"><text:span text:style-name="T5">Duration:</text:span><text:span text:style-name="T41"><text:tab/>Sept 2003 – Nov 2003</text:span></text:p>
      <text:p text:style-name="P96"><text:span text:style-name="T5">Language</text:span><text:span text:style-name="T41">:<text:tab/>C++</text:span></text:p>
      <text:p text:style-name="P96"><text:span text:style-name="T5">Team Size:</text:span><text:span text:style-name="T41"><text:tab/>2</text:span></text:p>
      <text:p text:style-name="P96"><text:span text:style-name="T5">Role:</text:span><text:span text:style-name="T41"><text:tab/><text:tab/>Developer </text:span></text:p>
      <text:p text:style-name="P95"/>
      <text:p text:style-name="P81"><text:span text:style-name="T5">Description: </text:span><text:span text:style-name="T41">ESP will enable the developers of Pervasive SQL RDBMS to call their external stored procedure, implemented in a language of their choice, from within the database.</text:span></text:p>
      <text:p text:style-name="P4"/>
      <text:p text:style-name="P81"><text:span text:style-name="T5">Contribution:</text:span><text:span text:style-name="T41"> Low Level Design and Implementation.</text:span></text:p>
      <text:p text:style-name="P1"/>
      <text:list text:continue-numbering="true" text:style-name="WW8Num5">
        <text:list-item>
          <text:p text:style-name="P156">Vaman Technologies (R&amp;D) Ltd, Mumbai</text:p>
        </text:list-item>
      </text:list>
      <text:p text:style-name="P96"><text:span text:style-name="T9">Designation:</text:span> Junior Software Engineer.</text:p>
      <text:p text:style-name="P96"><text:span text:style-name="T9">Duration:</text:span> July, 2001-Sept, 2003</text:p>
      <text:p text:style-name="P96"/>
      <text:p text:style-name="P82"><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0"/>
      <text:p text:style-name="P15">Projects Undertaken:</text:p>
      <text:p text:style-name="P8">i) Extended Procedural Language (EPL)</text:p>
      <text:p text:style-name="P121"><text:span text:style-name="T9">Duration:</text:span><text:tab/>Dec 2001 – Sept 2003 (18 months approx.)</text:p>
      <text:p text:style-name="P120"><text:span text:style-name="T9">Language:</text:span><text:tab/>C</text:p>
      <text:p text:style-name="P120"><text:span text:style-name="T9">Team Size:</text:span><text:tab/>6</text:p>
      <text:p text:style-name="P120"><text:span text:style-name="T9">Role:</text:span><text:tab/><text:tab/>Jr. Software Engineer (Design and Implementation)</text:p>
      <text:p text:style-name="P120"/>
      <text:p text:style-name="P88"><text:span text:style-name="T9">Description: </text:span>This module adds the procedural language support to the SQL based RDBMS server. It provides various 'High Level programming Language' (HLL) constructs such as 'IF-ELSE', 'FOR', 'WHILE', 'EXCEPTIONS', 'CURSORS', 'PACKAGES', etc.</text:p>
      <text:p text:style-name="P88"/>
      <text:p text:style-name="P89">This, otherwise an independent module, runs as a part of the server and is responsible for communicating with 'Data Manipulation Language' (DML) engine, for performing the data manipulation as desired by the 'EPL programmer'.</text:p>
      <text:p text:style-name="P88"/>
      <text:p text:style-name="P89">EPL also allows ‘COMMIT’ing or Rolling back the transactions by communicating with the Transaction manager.</text:p>
      <text:p text:style-name="P87"/>
      <text:p text:style-name="P87"><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84"/>
      <text:p text:style-name="P84"><text:soft-page-break/>I was also responsible for the communication of EPL with the Transaction manager.</text:p>
      <text:p text:style-name="Standard"/>
      <text:p text:style-name="P8">ii) Windows-NT Services</text:p>
      <text:p text:style-name="P121"><text:span text:style-name="T9">Duration:</text:span><text:tab/>1 month</text:p>
      <text:p text:style-name="P120"><text:span text:style-name="T9">Language:</text:span><text:tab/>C</text:p>
      <text:p text:style-name="P120"><text:span text:style-name="T9">Team Size:</text:span><text:tab/>1</text:p>
      <text:p text:style-name="P86"><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1"/>
      <text:p text:style-name="P8">iii) Kernel</text:p>
      <text:p text:style-name="P121"><text:span text:style-name="T9">Language:</text:span><text:tab/>C</text:p>
      <text:p text:style-name="P120"><text:span text:style-name="T9">Task:</text:span><text:tab/><text:tab/>Optimizations</text:p>
      <text:p text:style-name="P120"/>
      <text:p text:style-name="P86"><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86"/>
      <text:p text:style-name="P86"><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8">iv) Resource Library (OSLib)</text:p>
      <text:p text:style-name="P121"><text:span text:style-name="T9">Language:</text:span> <text:tab/>C</text:p>
      <text:p text:style-name="P120"><text:span text:style-name="T9">Task:</text:span> <text:tab/><text:tab/>Improvements and bug removal</text:p>
      <text:p text:style-name="P120"/>
      <text:p text:style-name="P86"><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81"/>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8">v) SQL Query Parser</text:p>
      <text:p text:style-name="P84"><text:span text:style-name="T9">Duration:</text:span><text:tab/>2 months</text:p>
      <text:p text:style-name="P84"><text:span text:style-name="T9">Language:</text:span><text:tab/>C</text:p>
      <text:p text:style-name="P84"><text:span text:style-name="T9">Team Size:</text:span><text:tab/>10</text:p>
      <text:p text:style-name="P84"><text:span text:style-name="T9">Role:</text:span><text:tab/><text:tab/>Team Member</text:p>
      <text:p text:style-name="P84"/>
      <text:p text:style-name="P82"><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82"/>
      <text:p text:style-name="P82"><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8">vi) ODBC Driver Development</text:p>
      <text:p text:style-name="P96"><text:span text:style-name="T9">Duration:</text:span><text:tab/>2 months</text:p>
      <text:p text:style-name="P96"><text:soft-page-break/><text:span text:style-name="T9">Language:</text:span><text:tab/>C</text:p>
      <text:p text:style-name="P96"><text:span text:style-name="T9">Team Size:</text:span><text:tab/>3</text:p>
      <text:p text:style-name="P96"><text:span text:style-name="T9">Role:</text:span> <text:tab/><text:tab/>Jr. Software Engineer</text:p>
      <text:p text:style-name="P84"><text:span text:style-name="T9">Contribution:<text:tab/></text:span>Implemented the 'SQLExecDirect' function in the ODBC Driver.</text:p>
      <text:p text:style-name="P92"/>
      <text:p text:style-name="P8">vii) TPC benchmark-C (TPC-C)</text:p>
      <text:p text:style-name="P96"><text:span text:style-name="T9">Duration:</text:span><text:tab/>1 month</text:p>
      <text:p text:style-name="P96"><text:span text:style-name="T9">Language:</text:span><text:tab/>C, SQL</text:p>
      <text:p text:style-name="P96"><text:span text:style-name="T9">Team Size:</text:span><text:tab/>1</text:p>
      <text:p text:style-name="P92"/>
      <text:p text:style-name="P81"><text:span text:style-name="T9">Contribution:<text:tab/></text:span>Implemented the 'TPC benchmark-C' as described by 'Transaction Processing Council'. It was used for populating the database with the data in conformance with the TPC benchmark-C.</text:p>
      <text:p text:style-name="P81"/>
      <text:p text:style-name="P81">Also designed a primitive HTML based client, implemented as a DLL, which could be used for performing OLTP transactions on the populated database, in conformance with the benchmark.</text:p>
      <text:p text:style-name="Standard"/>
      <text:p text:style-name="P8">viii) RDBMS Views</text:p>
      <text:p text:style-name="P96"><text:span text:style-name="T9">Duration:</text:span><text:tab/>1 month</text:p>
      <text:p text:style-name="P96"><text:span text:style-name="T9">Language:</text:span><text:tab/>C</text:p>
      <text:p text:style-name="P96"><text:span text:style-name="T9">Team Size:</text:span><text:tab/>1</text:p>
      <text:p text:style-name="P96"/>
      <text:p text:style-name="P91"><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ucida Sans Unicode" svg:font-family="'Lucida Sans Unicode'" style:font-family-generic="swiss" style:font-pitch="variable"/>
    <style:font-face style:name="OpenSymbol" svg:font-family="OpenSymbol" style:font-charset="x-symbol"/>
    <style:font-face style:name="OpenSymbol1" svg:font-family="OpenSymbol" style:font-adornments="Regular" style:font-charset="x-symbol"/>
    <style:font-face style:name="Tahoma" svg:font-family="Tahoma" style:font-family-generic="swiss" style:font-pitch="variable"/>
    <style:font-face style:name="Times New Roman" svg:font-family="'Times New Roman'" style:font-family-generic="roman" style:font-pitch="variable"/>
    <style:font-face style:name="TimesNewRomanPS" svg:font-family="TimesNewRomanPS"/>
    <style:font-face style:name="TimesNewRomanPSMT" svg:font-family="TimesNewRomanPSM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WW8Num2z0" loext:num-list-format="%1%" style:num-format="">
        <style:list-level-properties text:list-level-position-and-space-mode="label-alignment">
          <style:list-level-label-alignment text:label-followed-by="listtab"/>
        </style:list-level-properties>
      </text:outline-level-style>
      <text:outline-level-style text:level="2" text:style-name="WW8Num2z1" loext:num-list-format="%2%" style:num-format="">
        <style:list-level-properties text:list-level-position-and-space-mode="label-alignment">
          <style:list-level-label-alignment text:label-followed-by="listtab"/>
        </style:list-level-properties>
      </text:outline-level-style>
      <text:outline-level-style text:level="3" text:style-name="WW8Num2z2" loext:num-list-format="%3%" style:num-format="">
        <style:list-level-properties text:list-level-position-and-space-mode="label-alignment">
          <style:list-level-label-alignment text:label-followed-by="listtab"/>
        </style:list-level-properties>
      </text:outline-level-style>
      <text:outline-level-style text:level="4" text:style-name="WW8Num2z3" loext:num-list-format="%4%" style:num-format="">
        <style:list-level-properties text:list-level-position-and-space-mode="label-alignment">
          <style:list-level-label-alignment text:label-followed-by="listtab"/>
        </style:list-level-properties>
      </text:outline-level-style>
      <text:outline-level-style text:level="5" text:style-name="WW8Num2z4" loext:num-list-format="%5%" style:num-format="">
        <style:list-level-properties text:list-level-position-and-space-mode="label-alignment">
          <style:list-level-label-alignment text:label-followed-by="listtab"/>
        </style:list-level-properties>
      </text:outline-level-style>
      <text:outline-level-style text:level="6" text:style-name="WW8Num2z5" loext:num-list-format="%6%" style:num-format="">
        <style:list-level-properties text:list-level-position-and-space-mode="label-alignment">
          <style:list-level-label-alignment text:label-followed-by="listtab"/>
        </style:list-level-properties>
      </text:outline-level-style>
      <text:outline-level-style text:level="7" text:style-name="WW8Num2z6" loext:num-list-format="%7%" style:num-format="">
        <style:list-level-properties text:list-level-position-and-space-mode="label-alignment">
          <style:list-level-label-alignment text:label-followed-by="listtab"/>
        </style:list-level-properties>
      </text:outline-level-style>
      <text:outline-level-style text:level="8" text:style-name="WW8Num2z7" loext:num-list-format="%8%" style:num-format="">
        <style:list-level-properties text:list-level-position-and-space-mode="label-alignment">
          <style:list-level-label-alignment text:label-followed-by="listtab"/>
        </style:list-level-properties>
      </text:outline-level-style>
      <text:outline-level-style text:level="9" text:style-name="WW8Num2z8"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loext:num-list-format="%1%" style:num-format="">
        <style:list-level-properties text:list-level-position-and-space-mode="label-alignment">
          <style:list-level-label-alignment text:label-followed-by="listtab"/>
        </style:list-level-properties>
      </text:list-level-style-number>
      <text:list-level-style-number text:level="2" text:style-name="WW8Num2z1" loext:num-list-format="%2%" style:num-format="">
        <style:list-level-properties text:list-level-position-and-space-mode="label-alignment">
          <style:list-level-label-alignment text:label-followed-by="listtab"/>
        </style:list-level-properties>
      </text:list-level-style-number>
      <text:list-level-style-number text:level="3" text:style-name="WW8Num2z2" loext:num-list-format="%3%" style:num-format="">
        <style:list-level-properties text:list-level-position-and-space-mode="label-alignment">
          <style:list-level-label-alignment text:label-followed-by="listtab"/>
        </style:list-level-properties>
      </text:list-level-style-number>
      <text:list-level-style-number text:level="4" text:style-name="WW8Num2z3" loext:num-list-format="%4%" style:num-format="">
        <style:list-level-properties text:list-level-position-and-space-mode="label-alignment">
          <style:list-level-label-alignment text:label-followed-by="listtab"/>
        </style:list-level-properties>
      </text:list-level-style-number>
      <text:list-level-style-number text:level="5" text:style-name="WW8Num2z4" loext:num-list-format="%5%" style:num-format="">
        <style:list-level-properties text:list-level-position-and-space-mode="label-alignment">
          <style:list-level-label-alignment text:label-followed-by="listtab"/>
        </style:list-level-properties>
      </text:list-level-style-number>
      <text:list-level-style-number text:level="6" text:style-name="WW8Num2z5" loext:num-list-format="%6%" style:num-format="">
        <style:list-level-properties text:list-level-position-and-space-mode="label-alignment">
          <style:list-level-label-alignment text:label-followed-by="listtab"/>
        </style:list-level-properties>
      </text:list-level-style-number>
      <text:list-level-style-number text:level="7" text:style-name="WW8Num2z6" loext:num-list-format="%7%" style:num-format="">
        <style:list-level-properties text:list-level-position-and-space-mode="label-alignment">
          <style:list-level-label-alignment text:label-followed-by="listtab"/>
        </style:list-level-properties>
      </text:list-level-style-number>
      <text:list-level-style-number text:level="8" text:style-name="WW8Num2z7" loext:num-list-format="%8%" style:num-format="">
        <style:list-level-properties text:list-level-position-and-space-mode="label-alignment">
          <style:list-level-label-alignment text:label-followed-by="listtab"/>
        </style:list-level-properties>
      </text:list-level-style-number>
      <text:list-level-style-number text:level="9" text:style-name="WW8Num2z8"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Gurjeet Singh</dc:title>
    <meta:initial-creator>COMP 6</meta:initial-creator>
    <meta:creation-date>2009-05-21T18:17:00</meta:creation-date>
    <dc:date>2023-12-17T21:01:56.328238816</dc:date>
    <meta:print-date>2009-08-30T23:08:00</meta:print-date>
    <meta:editing-cycles>326</meta:editing-cycles>
    <meta:editing-duration>P2DT11H16M46S</meta:editing-duration>
    <meta:generator>LibreOffice/7.6.2.1$MacOSX_X86_64 LibreOffice_project/56f7684011345957bbf33a7ee678afaf4d2ba333</meta:generator>
    <meta:document-statistic meta:table-count="0" meta:image-count="0" meta:object-count="0" meta:page-count="15" meta:paragraph-count="382" meta:word-count="4328" meta:character-count="29270" meta:non-whitespace-character-count="25259"/>
  </office:meta>
</office:document-meta>
</file>